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9.21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99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ff66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99ff66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99ff66" style:text-align-source="fix" style:repeat-content="false"/>
      <style:paragraph-properties fo:text-align="end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ffff99"/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99ff66"/>
      <style:text-properties style:use-window-font-color="true"/>
    </style:style>
    <style:style style:name="ce22" style:family="table-cell" style:parent-style-name="Default">
      <style:table-cell-properties fo:background-color="#ffff99"/>
      <style:text-properties fo:color="#ff0000"/>
    </style:style>
    <style:style style:name="ce23" style:family="table-cell" style:parent-style-name="Default">
      <style:table-cell-properties fo:background-color="#ffff00"/>
      <style:text-properties fo:color="#000000"/>
    </style:style>
    <style:style style:name="ce24" style:family="table-cell" style:parent-style-name="Default">
      <style:table-cell-properties fo:background-color="#99ff66"/>
      <style:text-properties fo:color="#000000"/>
    </style:style>
    <style:style style:name="ce2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ff0000"/>
    </style:style>
    <style:style style:name="ce27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99"/>
      <style:text-properties fo:color="#ff3333"/>
    </style:style>
    <style:style style:name="ce29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#ffff00"/>
      <style:text-properties style:use-window-font-color="tru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fo:background-color="#99ff66"/>
    </style:style>
    <style:style style:name="ce33" style:family="table-cell" style:parent-style-name="Default" style:data-style-name="N37"/>
    <style:style style:name="ce34" style:family="table-cell" style:parent-style-name="Default" style:data-style-name="N37">
      <style:table-cell-properties fo:background-color="#ffff99"/>
    </style:style>
    <style:style style:name="ce35" style:family="table-cell" style:parent-style-name="Default" style:data-style-name="N37">
      <style:table-cell-properties fo:background-color="#ffcc00"/>
    </style:style>
    <style:style style:name="ce36" style:family="table-cell" style:parent-style-name="Default" style:data-style-name="N37">
      <style:table-cell-properties fo:background-color="#99ff66" style:text-align-source="fix" style:repeat-content="false"/>
      <style:paragraph-properties fo:text-align="end" fo:margin-left="0mm"/>
    </style:style>
    <style:style style:name="ce37" style:family="table-cell" style:parent-style-name="Default" style:data-style-name="N0"/>
    <style:style style:name="ce38" style:family="table-cell" style:parent-style-name="Default" style:data-style-name="N37">
      <style:table-cell-properties fo:background-color="#99ff66"/>
      <style:text-properties style:use-window-font-color="true"/>
    </style:style>
    <style:style style:name="ce39" style:family="table-cell" style:parent-style-name="Default" style:data-style-name="N37">
      <style:table-cell-properties fo:background-color="#ffff00"/>
    </style:style>
    <style:style style:name="ce40" style:family="table-cell" style:parent-style-name="Default" style:data-style-name="N100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fo:background-color="#99ff66" fo:wrap-option="wrap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7">
      <style:table-cell-properties fo:background-color="#99ff66"/>
      <style:text-properties style:font-name="Liberation Sans" style:font-name-asian="Noto Sans CJK SC Regular" style:font-name-complex="FreeSans"/>
    </style:style>
    <style:style style:name="ce4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37">
      <style:table-cell-properties fo:background-color="#ffff99"/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37">
      <style:table-cell-properties fo:background-color="#99ff66"/>
      <style:text-properties style:use-window-font-color="true" style:font-name="Liberation Sans" style:font-name-asian="Noto Sans CJK SC Regular" style:font-name-complex="FreeSans"/>
    </style:style>
    <style:style style:name="ce47" style:family="table-cell" style:parent-style-name="Default" style:data-style-name="N37">
      <style:table-cell-properties fo:background-color="#99ff66"/>
      <style:text-properties fo:color="#000000" style:font-name="Liberation Sans" style:font-name-asian="Noto Sans CJK SC Regular" style:font-name-complex="FreeSans"/>
    </style:style>
    <style:style style:name="ce48" style:family="table-cell" style:parent-style-name="Default" style:data-style-name="N37">
      <style:table-cell-properties fo:background-color="#ffff99"/>
      <style:text-properties fo:color="#ff3333" style:font-name="Liberation Sans" style:font-name-asian="Noto Sans CJK SC Regular" style:font-name-complex="FreeSans"/>
    </style:style>
    <style:style style:name="ce49" style:family="table-cell" style:parent-style-name="Default" style:data-style-name="N37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100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7">
      <style:table-cell-properties fo:background-color="transparent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ackground-color="#99ff66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size-complex="13pt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ce7"/>
        <table:table-column table:style-name="co1" table:default-cell-style-name="ce45"/>
        <table:table-column table:style-name="co1" table:number-columns-repeated="9" table:default-cell-style-name="ce7"/>
        <table:table-column table:style-name="co2" table:default-cell-style-name="ce7"/>
        <table:table-column table:style-name="co1" table:number-columns-repeated="1011" table:default-cell-style-name="ce7"/>
        <table:table-row table:style-name="ro1">
          <table:table-cell table:style-name="Default" office:value-type="string" calcext:value-type="string">
            <text:p>REGIONE</text:p>
          </table:table-cell>
          <table:table-cell table:style-name="Default" office:value-type="string" calcext:value-type="string">
            <text:p>FONTE</text:p>
          </table:table-cell>
          <table:table-cell table:style-name="Default" office:value-type="string" calcext:value-type="string">
            <text:p>ULTIMO AGGIORNAMENTO</text:p>
          </table:table-cell>
          <table:table-cell table:style-name="Default" office:value-type="string" calcext:value-type="string">
            <text:p>FORMATO</text:p>
          </table:table-cell>
          <table:table-cell table:style-name="Default" office:value-type="string" calcext:value-type="string">
            <text:p>DESCRIZIONE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string" calcext:value-type="string">
            <text:p>Abruzzo</text:p>
          </table:table-cell>
          <table:table-cell table:style-name="ce19" office:value-type="string" calcext:value-type="string">
            <text:p>arcgis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Basilicata</text:p>
          </table:table-cell>
          <table:table-cell table:style-name="ce3" office:value-type="string" calcext:value-type="string">
            <text:p>http://www.datiopen.it/it/opendata/Comune_di_Matera_Mappa_siti_archeologici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siti archeologici solo matera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www.datiopen.it/it/opendata/Comune_di_Matera_Mappa_dei_beni_culturali</text:p>
          </table:table-cell>
          <table:table-cell table:style-name="ce32" office:value-type="date" office:date-value="2014-03-05" calcext:value-type="date">
            <text:p>05/03/14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beni culturali solo matera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<text:a xlink:href="http://www.datiopen.it/it/opendata/Comune" xlink:type="simple">http://www.datiopen.it/it/opendata/Comune</text:a>_di_Matera_Mappa_delle_chiese_rupestri</text:p>
          </table:table-cell>
          <table:table-cell table:style-name="ce3"/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chiese rupestri solo matera</text:p>
          </table:table-cell>
          <table:table-cell table:style-name="ce3" table:number-columns-repeated="1019"/>
        </table:table-row>
        <table:table-row table:style-name="ro1">
          <table:table-cell table:style-name="Default"/>
          <table:table-cell table:style-name="ce19" office:value-type="string" calcext:value-type="string">
            <text:p>arcgis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Calabria</text:p>
          </table:table-cell>
          <table:table-cell table:style-name="ce19" office:value-type="string" calcext:value-type="string">
            <text:p>arcgis</text:p>
          </table:table-cell>
          <table:table-cell table:style-name="ce33"/>
          <table:table-cell table:style-name="Default" table:number-columns-repeated="1021"/>
        </table:table-row>
        <table:table-row table:style-name="ro1">
          <table:table-cell table:style-name="Default" table:number-columns-repeated="2"/>
          <table:table-cell table:style-name="ce33"/>
          <table:table-cell table:style-name="Default" table:number-columns-repeated="1021"/>
        </table:table-row>
        <table:table-row table:style-name="ro1">
          <table:table-cell table:style-name="ce1" office:value-type="string" calcext:value-type="string">
            <text:p>Campania</text:p>
          </table:table-cell>
          <table:table-cell table:style-name="ce19" office:value-type="string" calcext:value-type="string">
            <text:p>arcgis</text:p>
          </table:table-cell>
          <table:table-cell table:style-name="ce33"/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" office:value-type="string" calcext:value-type="string">
            <text:p>Emilia-Romagna</text:p>
          </table:table-cell>
          <table:table-cell office:value-type="string" calcext:value-type="string">
            <text:p>http://www.datiopen.it/it/opendata/Regione_Emilia_Romagna_Dove_mangiare</text:p>
          </table:table-cell>
          <table:table-cell table:style-name="ce34" office:value-type="date" office:date-value="2015-09-09" calcext:value-type="date">
            <text:p>09/09/15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ristoranti, pizzerie, agriturismi ???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Default" office:value-type="string" calcext:value-type="string">
            <text:p><text:a xlink:href="http://www.datiopen.it/it/opendata/Regione_Emilia_Romagna_Arte_e_cultura" xlink:type="simple">http://www.datiopen.it/it/opendata/Regione_Emilia_Romagna_Arte_e_cultura</text:a></text:p>
          </table:table-cell>
          <table:table-cell table:style-name="ce33" office:value-type="date" office:date-value="2015-09-09" calcext:value-type="date">
            <text:p>09/09/15</text:p>
          </table:table-cell>
          <table:table-cell table:style-name="Default" office:value-type="string" calcext:value-type="string">
            <text:p>json</text:p>
          </table:table-cell>
          <table:table-cell table:style-name="Default" office:value-type="string" calcext:value-type="string">
            <text:p>musei, edifici, monumenti, luoghi cultura  <text:span text:style-name="T1">TROPPO GRANDE</text:span></text:p>
          </table:table-cell>
          <table:table-cell table:style-name="Default" table:number-columns-repeated="2"/>
          <table:table-cell table:style-name="ce5" table:number-columns-repeated="2"/>
          <table:table-cell table:style-name="Default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http://dati.emilia-romagna.it/dataset/musei-emiliano-romagnoli--1942770d</text:p>
          </table:table-cell>
          <table:table-cell table:style-name="ce35" office:value-type="date" office:date-value="2016-11-08" calcext:value-type="date">
            <text:p>08/11/16</text:p>
          </table:table-cell>
          <table:table-cell table:style-name="ce5" office:value-type="string" calcext:value-type="string">
            <text:p>rdf</text:p>
          </table:table-cell>
          <table:table-cell table:style-name="ce5" office:value-type="string" calcext:value-type="string">
            <text:p>musei emiliano-romagnoli</text:p>
          </table:table-cell>
          <table:table-cell table:style-name="ce5" table:number-columns-repeated="2"/>
          <table:table-cell table:style-name="ce53" office:value-type="string" calcext:value-type="string">
            <text:p>NON SO APRIRE IL FORMATO</text:p>
          </table:table-cell>
          <table:table-cell table:style-name="ce5"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<text:a xlink:href="http://dati.comune.bologna/" xlink:type="simple">http://dati.comune.bologna</text:a>.it/node/2036</text:p>
          </table:table-cell>
          <table:table-cell table:style-name="ce32" office:value-type="date" office:date-value="2016-01-20" calcext:value-type="date">
            <text:p>20/01/16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porte storiche e torri Bologna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<text:a xlink:href="http://dati.comune.bologna/" xlink:type="simple">http://dati.comune.bologna</text:a>.it/node/2020</text:p>
          </table:table-cell>
          <table:table-cell table:style-name="ce32" office:value-type="date" office:date-value="2016-01-11" calcext:value-type="date">
            <text:p>11/01/16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fontane, ponti, canali di Bologna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comune.bologna.it/node/2002</text:p>
          </table:table-cell>
          <table:table-cell table:style-name="ce32" office:value-type="date" office:date-value="2015-12-23" calcext:value-type="date">
            <text:p>23/12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ville e dimore storiche di Bologna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comune.bologna.it/node/1998</text:p>
          </table:table-cell>
          <table:table-cell table:style-name="ce32" office:value-type="date" office:date-value="2015-12-21" calcext:value-type="date">
            <text:p>21/12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musei, gallerie, luoghi storici, teatri storici Bologna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<text:a xlink:href="http://dati.comune.bologna.it/node/2000" xlink:type="simple">http://dati.comune.bologna.it/node/2000</text:a></text:p>
          </table:table-cell>
          <table:table-cell table:style-name="ce32" office:value-type="date" office:date-value="2015-12-22" calcext:value-type="date">
            <text:p>22/12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mercati cittadini storici e itineranti Bologna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<text:a xlink:href="http://dati.comune.bologna.it/node/1103" xlink:type="simple">http://dati.comune.bologna.it/node/1103</text:a></text:p>
          </table:table-cell>
          <table:table-cell table:style-name="ce32" office:value-type="date" office:date-value="2016-09-26" calcext:value-type="date">
            <text:p>26/09/16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monumenti, musei, portici, piazze, vie storiche, palazzi, parchi, giardini, personaggi di interesse turistico Bologna</text:p>
          </table:table-cell>
          <table:table-cell table:style-name="ce3" table:number-columns-repeated="1019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20" office:value-type="string" calcext:value-type="string">
            <text:p><text:a xlink:href="http://dati.comune.bologna.it/node/164" xlink:type="simple">http://dati.comune.bologna.it/node/164</text:a></text:p>
          </table:table-cell>
          <table:table-cell table:style-name="ce36" office:value-type="date" office:date-value="2016-04-14" calcext:value-type="date">
            <text:p>14/04/16</text:p>
          </table:table-cell>
          <table:table-cell table:style-name="ce52" office:value-type="string" calcext:value-type="string">
            <text:p>kml</text:p>
          </table:table-cell>
          <table:table-cell table:style-name="ce20" office:value-type="string" calcext:value-type="string">
            <text:p>biblioteche comunali Bologna 2015</text:p>
          </table:table-cell>
          <table:table-cell table:style-name="ce20" table:number-columns-repeated="1019"/>
        </table:table-row>
        <table:table-row table:style-name="ro2">
          <table:table-cell/>
          <table:table-cell office:value-type="string" calcext:value-type="string">
            <text:p><text:a xlink:href="http://dati.comune.bologna.it/node/1991" xlink:type="simple">http://dati.comune.bologna.it/node/1991</text:a></text:p>
          </table:table-cell>
          <table:table-cell table:style-name="ce34" office:value-type="date" office:date-value="2015-12-21" calcext:value-type="date">
            <text:p>21/12/1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ervizi igienici pubblici Bologna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a xlink:href="http://dati.comune.bologna.it/node/2029" xlink:type="simple">http://dati.comune.bologna.it/node/2029</text:a></text:p>
          </table:table-cell>
          <table:table-cell table:style-name="ce34" office:value-type="date" office:date-value="2016-01-18" calcext:value-type="date">
            <text:p>18/01/16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archeggi Bologna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33"/>
          <table:table-cell table:style-name="Default"/>
          <table:table-cell table:style-name="ce19" office:value-type="string" calcext:value-type="string">
            <text:p>CERCARE BIBLIOTECHE</text:p>
          </table:table-cell>
          <table:table-cell table:style-name="ce19"/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http://www.dati.gov.it/dataset/pat_158ae7c5-a4cb-4776-b2f0-393463b97397</text:p>
          </table:table-cell>
          <table:table-cell table:style-name="ce34" office:value-type="date" office:date-value="2015-06-03" calcext:value-type="date">
            <text:p>03/06/1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arafarmacie Provincia Trent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ttp://www.dati.gov.it/dataset/pat_faa1d2cc-899e-4c02-9178-f75db533985c</text:p>
          </table:table-cell>
          <table:table-cell table:style-name="ce34" office:value-type="date" office:date-value="2015-06-03" calcext:value-type="date">
            <text:p>03/06/1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farmacie Provincia Trento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Friuli-Venezia Giulia</text:p>
          </table:table-cell>
          <table:table-cell table:style-name="ce19" office:value-type="string" calcext:value-type="string">
            <text:p>arcgis</text:p>
          </table:table-cell>
          <table:table-cell table:style-name="ce37"/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Lazio</text:p>
          </table:table-cell>
          <table:table-cell table:style-name="ce3" office:value-type="string" calcext:value-type="string">
            <text:p>http://dati.lazio.it/catalog/it/dataset/elenco-sale-cinematografiche-attive-nel-lazio/resource/ed9470a0-6d53-4660-8bda-3651705b3a6f</text:p>
          </table:table-cell>
          <table:table-cell table:style-name="ce32" office:value-type="date" office:date-value="2015-07-23" calcext:value-type="date">
            <text:p>23/07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arene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lazio.it/catalog/it/dataset/elenco-sale-cinematografiche-attive-nel-lazio/resource/3345fa82-b5bd-4f0b-9aae-9780b794d2d8</text:p>
          </table:table-cell>
          <table:table-cell table:style-name="ce32" office:value-type="date" office:date-value="2015-07-23" calcext:value-type="date">
            <text:p>23/07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sale cinematografiche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lazio.it/catalog/it/dataset/elenco-sale-cinematografiche-attive-nel-lazio/resource/df172146-7580-4bde-8dce-d92482b107cf</text:p>
          </table:table-cell>
          <table:table-cell table:style-name="ce32" office:value-type="date" office:date-value="2015-07-23" calcext:value-type="date">
            <text:p>23/07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Cinema-teatro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lazio.it/catalog/it/dataset/elenco-sale-cinematografiche-attive-nel-lazio/resource/07e1c4d0-ec8a-4ee5-b6c1-e562dd007249</text:p>
          </table:table-cell>
          <table:table-cell table:style-name="ce32" office:value-type="date" office:date-value="2015-07-23" calcext:value-type="date">
            <text:p>23/07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multisala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<text:a xlink:href="http://dati.lazio.it/catalog/it/dataset/elenco-delle-biblioteche-del-lazio/resource/eb98bb58-3d7e-46b4-a6d2-305054ed8cc5" xlink:type="simple">http://dati.lazio.it/catalog/it/dataset/elenco-delle-biblioteche-del-lazio/resource/eb98bb58-3d7e-46b4-a6d2-305054ed8cc5</text:a></text:p>
          </table:table-cell>
          <table:table-cell table:style-name="ce32" office:value-type="date" office:date-value="2015-02-21" calcext:value-type="date">
            <text:p>21/02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biblioteche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lazio.it/catalog/it/dataset/censimento-degli-spazi-di-pubblico-spettacolo/resource/b4950fa1-75a7-4324-aa4c-f04e7cde04e9</text:p>
          </table:table-cell>
          <table:table-cell table:style-name="ce32" office:value-type="date" office:date-value="2015-07-17" calcext:value-type="date">
            <text:p>17/07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spazi di pubblico spettacolo (anfiteatri, auditorium, teatri, abbazie)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lazio.it/catalog/it/dataset/elenco-dei-musei-del-lazio/resource/fea33bae-17f8-43e5-894e-9ac11f835dc3</text:p>
          </table:table-cell>
          <table:table-cell table:style-name="ce32" office:value-type="date" office:date-value="2015-02-08" calcext:value-type="date">
            <text:p>08/02/15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musei </text:p>
          </table:table-cell>
          <table:table-cell table:style-name="ce3" table:number-columns-repeated="1019"/>
        </table:table-row>
        <table:table-row table:style-name="ro1">
          <table:table-cell/>
          <table:table-cell office:value-type="string" calcext:value-type="string">
            <text:p>http://dati.lazio.it/catalog/it/dataset/parafarmacie-della-regione-lazio/resource/55f2c0d3-7860-42bb-8f04-c99d2f4ddd1e</text:p>
          </table:table-cell>
          <table:table-cell table:style-name="ce34" office:value-type="date" office:date-value="2015-09-02" calcext:value-type="date">
            <text:p>02/09/1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arafarmaci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ttp://dati.lazio.it/catalog/it/dataset/farmacie-della-regione-lazio/resource/e0497f9d-ddec-4983-b8d1-9701266d0631</text:p>
          </table:table-cell>
          <table:table-cell table:style-name="ce34" office:value-type="date" office:date-value="2015-09-02" calcext:value-type="date">
            <text:p>02/09/1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farmaci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5" office:value-type="string" calcext:value-type="string">
            <text:p>http://www.dati.gov.it/dataset/lazio-innova_poi_culturali</text:p>
          </table:table-cell>
          <table:table-cell table:style-name="ce35" office:value-type="date" office:date-value="2013-03-04" calcext:value-type="date">
            <text:p>04/03/13</text:p>
          </table:table-cell>
          <table:table-cell table:style-name="ce5" office:value-type="string" calcext:value-type="string">
            <text:p>xml</text:p>
          </table:table-cell>
          <table:table-cell table:style-name="ce5" office:value-type="string" calcext:value-type="string">
            <text:p>luoghi di interesse culturale (Chiese, fontane, torri, palazzi, strade, castelli, monumenti) <text:span text:style-name="T1">NON Più DISPONIBILE</text:span>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string" calcext:value-type="string">
            <text:p>http://dati.lazio.it/catalog/it/dataset/monitoraggio-impianti-sportivi/resource/e2151b09-7350-4fc3-b7e3-592d3d271833</text:p>
          </table:table-cell>
          <table:table-cell table:style-name="ce34" office:value-type="date" office:date-value="2015-04-08" calcext:value-type="date">
            <text:p>08/04/1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impianti sportivi ???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guria</text:p>
          </table:table-cell>
          <table:table-cell table:style-name="ce3" office:value-type="string" calcext:value-type="string">
            <text:p><text:a xlink:href="http://www.dati.gov.it/dataset/regione-liguria_34601" xlink:type="simple">http://www.dati.gov.it/dataset/regione-liguria_34601</text:a></text:p>
          </table:table-cell>
          <table:table-cell table:style-name="ce32" office:value-type="date" office:date-value="2013-11-04" calcext:value-type="date">
            <text:p>04/11/13</text:p>
          </table:table-cell>
          <table:table-cell table:style-name="ce21" office:value-type="string" calcext:value-type="string">
            <text:p>xml</text:p>
          </table:table-cell>
          <table:table-cell table:style-name="ce3" office:value-type="string" calcext:value-type="string">
            <text:p>bibliotech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on c'è più</text:p>
          </table:table-cell>
          <table:table-cell table:style-name="ce3" table:number-columns-repeated="1017"/>
        </table:table-row>
        <table:table-row table:style-name="ro2">
          <table:table-cell table:style-name="ce4"/>
          <table:table-cell office:value-type="string" calcext:value-type="string">
            <text:p><text:a xlink:href="http://www.regione/" xlink:type="simple">http://www.regione</text:a>.liguria.it/opendata/documenti/item/40550-strutture-sanitarie-private-accreditate.html</text:p>
          </table:table-cell>
          <table:table-cell table:style-name="ce34" office:value-type="date" office:date-value="2014-06-04" calcext:value-type="date">
            <text:p>04/06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trutture sanitarie private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<text:a xlink:href="http://www.datiopen.it/it/opendata/Regione_Liguria_Enti" xlink:type="simple">http://www.datiopen.it/it/opendata/Regione_Liguria_Enti</text:a>_parco</text:p>
          </table:table-cell>
          <table:table-cell table:style-name="ce32" office:value-type="date" office:date-value="2009-01-01" calcext:value-type="date">
            <text:p>01/01/09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enti parco</text:p>
          </table:table-cell>
          <table:table-cell table:style-name="ce2" office:value-type="float" office:value="403" calcext:value-type="float">
            <text:p>403</text:p>
          </table:table-cell>
          <table:table-cell table:style-name="ce3" table:number-columns-repeated="1018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<text:a xlink:href="http://www.regione.liguria.it/sep-servizi-online/catalogo-servizi-online/opendata/item/7156-teatri-sc-1-5000.html" xlink:type="simple">http://www.regione.liguria.it/sep-servizi-online/catalogo-servizi-online/opendata/item/7156-teatri-sc-1-5000.html</text:a></text:p>
          </table:table-cell>
          <table:table-cell table:style-name="ce32" office:value-type="date" office:date-value="2008-01-01" calcext:value-type="date">
            <text:p>01/01/08</text:p>
          </table:table-cell>
          <table:table-cell table:style-name="ce3" office:value-type="string" calcext:value-type="string">
            <text:p>kml (chiedere conversione)</text:p>
          </table:table-cell>
          <table:table-cell table:style-name="ce3" office:value-type="string" calcext:value-type="string">
            <text:p>teatri</text:p>
          </table:table-cell>
          <table:table-cell table:style-name="ce3" table:number-columns-repeated="1019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<text:a xlink:href="http://www.regione.liguria.it/sep-servizi-online/catalogo-servizi-online/opendata/item/7154-" xlink:type="simple">http://www.regione.liguria.it/sep-servizi-online/catalogo-servizi-online/opendata/item/7154-</text:a>siti-archeologici-sc-1-5000.html</text:p>
          </table:table-cell>
          <table:table-cell table:style-name="ce32" office:value-type="date" office:date-value="2010-01-01" calcext:value-type="date">
            <text:p>01/01/10</text:p>
          </table:table-cell>
          <table:table-cell table:style-name="ce3" office:value-type="string" calcext:value-type="string">
            <text:p>kml (chiedere conversione)</text:p>
          </table:table-cell>
          <table:table-cell table:style-name="ce3" office:value-type="string" calcext:value-type="string">
            <text:p>siti archeologici</text:p>
          </table:table-cell>
          <table:table-cell table:style-name="ce3" table:number-columns-repeated="1019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<text:a xlink:href="http://www.regione.liguria.it/sep-servizi-online/catalogo-servizi-online/opendata/item/7151-musei-sc-1-5000.html" xlink:type="simple">http://www.regione.liguria.it/sep-servizi-online/catalogo-servizi-online/opendata/item/7151-musei-sc-1-5000.html</text:a></text:p>
          </table:table-cell>
          <table:table-cell table:style-name="ce32" office:value-type="date" office:date-value="2010-01-01" calcext:value-type="date">
            <text:p>01/01/10</text:p>
          </table:table-cell>
          <table:table-cell table:style-name="ce3" office:value-type="string" calcext:value-type="string">
            <text:p>kml (chiedere conversione)</text:p>
          </table:table-cell>
          <table:table-cell table:style-name="ce3" office:value-type="string" calcext:value-type="string">
            <text:p>musei </text:p>
          </table:table-cell>
          <table:table-cell table:style-name="ce3" table:number-columns-repeated="1019"/>
        </table:table-row>
        <table:table-row table:style-name="ro2">
          <table:table-cell table:style-name="ce9" office:value-type="string" calcext:value-type="string">
            <text:p>o</text:p>
          </table:table-cell>
          <table:table-cell table:style-name="ce21" office:value-type="string" calcext:value-type="string">
            <text:p><text:a xlink:href="http://www.regione.liguria.it/sep-servizi-online/catalogo-servizi-online/opendata.html?filter=gallerie%20d%27arte&amp;cc=p" xlink:type="simple">http://www.regione.liguria.it/sep-servizi-online/catalogo-servizi-online/opendata.html?filter=gallerie%20d%27arte&amp;cc=p</text:a></text:p>
          </table:table-cell>
          <table:table-cell table:style-name="ce38" office:value-type="date" office:date-value="2009-01-01" calcext:value-type="date">
            <text:p>01/01/09</text:p>
          </table:table-cell>
          <table:table-cell table:style-name="ce21" office:value-type="string" calcext:value-type="string">
            <text:p>kml (chiedere conversione)</text:p>
          </table:table-cell>
          <table:table-cell table:style-name="ce21" office:value-type="string" calcext:value-type="string">
            <text:p>gallerie d’arte</text:p>
          </table:table-cell>
          <table:table-cell table:style-name="ce21" table:number-columns-repeated="1019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<text:a xlink:href="http://www.regione.liguria.it/sep-servizi-online/catalogo-servizi-online/opendata.html?filter=borghi%20storici&amp;cc=p" xlink:type="simple">http://www.regione.liguria.it/sep-servizi-online/catalogo-servizi-online/opendata.html?filter=borghi%20storici&amp;cc=p</text:a></text:p>
          </table:table-cell>
          <table:table-cell table:style-name="ce32" office:value-type="date" office:date-value="2008-01-01" calcext:value-type="date">
            <text:p>01/01/08</text:p>
          </table:table-cell>
          <table:table-cell table:style-name="ce3" office:value-type="string" calcext:value-type="string">
            <text:p>kml (chiedere conversione)</text:p>
          </table:table-cell>
          <table:table-cell table:style-name="ce3" office:value-type="string" calcext:value-type="string">
            <text:p>borghi storici</text:p>
          </table:table-cell>
          <table:table-cell table:style-name="ce3" table:number-columns-repeated="1019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<text:a xlink:href="http://www.regione.liguria.it/sep-servizi-online/catalogo-servizi-online" xlink:type="simple">http://www.regione.liguria.it/sep-servizi-online/catalogo-servizi-online</text:a>/opendata.html?filter=giardini&amp;cc=p</text:p>
          </table:table-cell>
          <table:table-cell table:style-name="ce32" office:value-type="date" office:date-value="2008-01-01" calcext:value-type="date">
            <text:p>01/01/08</text:p>
          </table:table-cell>
          <table:table-cell table:style-name="ce3" office:value-type="string" calcext:value-type="string">
            <text:p>kml (chiedere conversione)</text:p>
          </table:table-cell>
          <table:table-cell table:style-name="ce3" office:value-type="string" calcext:value-type="string">
            <text:p>giardini</text:p>
          </table:table-cell>
          <table:table-cell table:style-name="ce3" table:number-columns-repeated="1019"/>
        </table:table-row>
        <table:table-row table:style-name="ro3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<text:a xlink:href="http://www.regione.liguria.it/sep-servizi-online/catalogo-servizi-online/opendata/opendata-cat-turismo-cultura/item/6818-mercatini.html" xlink:type="simple">http://www.regione.liguria.it/sep-servizi-online/catalogo-servizi-online/opendata/opendata-cat-turismo-cultura/item/6818-mercatini.html</text:a></text:p>
          </table:table-cell>
          <table:table-cell table:style-name="ce32" office:value-type="date" office:date-value="2017-01-10" calcext:value-type="date">
            <text:p>10/01/17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mercatini</text:p>
          </table:table-cell>
          <table:table-cell table:style-name="ce2" office:value-type="float" office:value="403" calcext:value-type="float">
            <text:p>403</text:p>
          </table:table-cell>
          <table:table-cell table:style-name="ce3" table:number-columns-repeated="1018"/>
        </table:table-row>
        <table:table-row table:style-name="ro1">
          <table:table-cell table:style-name="ce4"/>
          <table:table-cell office:value-type="string" calcext:value-type="string">
            <text:p>http://www.regione.liguria.it/opendata/dati-cartografici/item/35692-complessi-sportivi-sc-1-5000.html</text:p>
          </table:table-cell>
          <table:table-cell table:style-name="ce34" office:value-type="date" office:date-value="2009-01-01" calcext:value-type="date">
            <text:p>01/01/09</text:p>
          </table:table-cell>
          <table:table-cell office:value-type="string" calcext:value-type="string">
            <text:p>kml (chiedere conversione)</text:p>
          </table:table-cell>
          <table:table-cell office:value-type="string" calcext:value-type="string">
            <text:p>complessi sportivi ???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2" office:value-type="string" calcext:value-type="string">
            <text:p>SU CULTURAINLIGURIA.IT CI SONO IN PIÙ CINEMA E ARCHITETTURE STORICHE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2" office:value-type="string" calcext:value-type="string">
            <text:p>Lombardia</text:p>
          </table:table-cell>
          <table:table-cell table:style-name="ce3" office:value-type="string" calcext:value-type="string">
            <text:p>https://www.dati.lombardia.it/Cultura/Musei-riconosciuti-da-Regione-Lombardia/3syc-54zf</text:p>
          </table:table-cell>
          <table:table-cell table:style-name="ce32" office:value-type="date" office:date-value="2016-06-24" calcext:value-type="date">
            <text:p>24/06/16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musei 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s://www.dati.lombardia.it/Cultura/Biblioteche/k2xm-fcgg</text:p>
          </table:table-cell>
          <table:table-cell table:style-name="ce32" office:value-type="date" office:date-value="2009-12-01" calcext:value-type="date">
            <text:p>01/12/09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biblioteche</text:p>
          </table:table-cell>
          <table:table-cell table:style-name="ce3" table:number-columns-repeated="1019"/>
        </table:table-row>
        <table:table-row table:style-name="ro1">
          <table:table-cell table:style-name="ce4"/>
          <table:table-cell office:value-type="string" calcext:value-type="string">
            <text:p>https://www.dati.lombardia.it/Cultura/Architetture/kf9b-rj2t</text:p>
          </table:table-cell>
          <table:table-cell table:style-name="ce34" office:value-type="date" office:date-value="2012-03-15" calcext:value-type="date">
            <text:p>15/03/12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architetture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s://www.dati.lombardia.it/Cultura/PROVINCIA-MONZA-BRIANZA-Beni-culturali/hxvd-52zt</text:p>
          </table:table-cell>
          <table:table-cell table:style-name="ce32" office:value-type="date" office:date-value="2014-06-30" calcext:value-type="date">
            <text:p>30/06/14</text:p>
          </table:table-cell>
          <table:table-cell table:style-name="ce3" office:value-type="string" calcext:value-type="string">
            <text:p>geojson</text:p>
          </table:table-cell>
          <table:table-cell table:style-name="ce3" office:value-type="string" calcext:value-type="string">
            <text:p>luoghi cultura provincia Monza e Brianza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s://www.dati.lombardia.it/Cultura/Dati-BellaLombardia/4mr7-hfsh</text:p>
          </table:table-cell>
          <table:table-cell table:style-name="ce32" office:value-type="date" office:date-value="2015-12-21" calcext:value-type="date">
            <text:p>21/12/15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Chiese, borghi, piazze, musei, dimore storiche, castelli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s://www.dati.lombardia.it/Cultura/PROVINCIA-MONZA-BRIANZA-Biblioteche/5dhz-9ubp</text:p>
          </table:table-cell>
          <table:table-cell table:style-name="ce32" office:value-type="string" calcext:value-type="string">
            <text:p>07/2015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biblioteche in provincia di Monza e in Brianza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s://www.dati.lombardia.it/Cultura/PROVINCIA-MONZA-BRIANZA-Musei/4kkk-xzn5</text:p>
          </table:table-cell>
          <table:table-cell table:style-name="ce32" office:value-type="string" calcext:value-type="string">
            <text:p>11/2015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musei in provincia Monza e <text:s/>in Brianza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s://www.dati.lombardia.it/Cultura/PROVINCIA-MONZA-BRIANZA-Cinema-e-Teatri/cq9n-g2b3</text:p>
          </table:table-cell>
          <table:table-cell table:style-name="ce32" office:value-type="string" calcext:value-type="string">
            <text:p>07/2015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cinema e teatri in provincia di Monza e in Brianza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s://www.dati.lombardia.it/Sport/Impianti-Sportivi/sd8x-w4h3</text:p>
          </table:table-cell>
          <table:table-cell table:style-name="ce32" office:value-type="date" office:date-value="2016-04-14" calcext:value-type="date">
            <text:p>14/04/16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impianti sportivi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s://www.dati.lombardia.it/Commercio/Grandi-Strutture-di-Vendita/haxp-4dkd</text:p>
          </table:table-cell>
          <table:table-cell table:style-name="ce32" office:value-type="date" office:date-value="2015-05-01" calcext:value-type="date">
            <text:p>01/05/15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grandi strutture di vendita (carrefour, centri commerciali)</text:p>
          </table:table-cell>
          <table:table-cell table:style-name="ce3" table:number-columns-repeated="1019"/>
        </table:table-row>
        <table:table-row table:style-name="ro1">
          <table:table-cell table:style-name="ce1"/>
          <table:table-cell table:style-name="ce23" office:value-type="string" calcext:value-type="string">
            <text:p>CERCARE NEGOZI SITO OPEN DATA LOMBARDIA</text:p>
          </table:table-cell>
          <table:table-cell table:style-name="ce39"/>
          <table:table-cell table:style-name="ce19" table:number-columns-repeated="2"/>
          <table:table-cell table:style-name="Default" table:number-columns-repeated="1019"/>
        </table:table-row>
        <table:table-row table:style-name="ro4">
          <table:table-cell table:style-name="ce10" office:value-type="string" calcext:value-type="string">
            <text:p>Marche <text:s text:c="4"/>o</text:p>
          </table:table-cell>
          <table:table-cell table:style-name="ce3" office:value-type="string" calcext:value-type="string">
            <text:p><text:a xlink:href="http://goodpa.regione.marche.it/dataset/punti-di-interesse-turistico/resource/4b48dfbf-59a6-40a6-8be1-3c3aaa6e30e7" xlink:type="simple">http://goodpa.regione.marche.it/dataset/punti-di-interesse-turistico/resource/4b48dfbf-59a6-40a6-8be1-3c3aaa6e30e7</text:a></text:p>
          </table:table-cell>
          <table:table-cell table:style-name="ce32" office:value-type="date" office:date-value="2015-10-24" calcext:value-type="date">
            <text:p>24/10/15</text:p>
          </table:table-cell>
          <table:table-cell table:style-name="ce3" office:value-type="string" calcext:value-type="string">
            <text:p>xls/csv?/DISPONIBILE IN FORMATO JSON SU DATIOPEN.IT</text:p>
          </table:table-cell>
          <table:table-cell table:style-name="ce3" office:value-type="string" calcext:value-type="string">
            <text:p/>
            <text:p/>
            <text:p>Chiese, Monasteri e conventi, IAT - Uffici Informazioni, Spiagge, Parchi, Eccellenze, Personaggi e la loro terra</text:p>
            <text:p>, Opere d'arte (eccellenze), Archeologia (eccellenze)</text:p>
            <text:p>, Luoghi di arte (eccellenze)</text:p>
            <text:p>, Sport (parziale), Architettura e paesaggio (eccellenze), Storie e leggende, Locali storici, Ristoranti, Operatori turistici, Cataloghi, Parchi divertimento</text:p>
            <text:p>, Tradizioni (con immagini) <text:span text:style-name="T2">controllare codici comuni senza nome</text:span></text:p>
            <text:p/>
            <text:p/>
          </table:table-cell>
          <table:table-cell table:style-name="ce3" table:number-columns-repeated="1019"/>
        </table:table-row>
        <table:table-row table:style-name="ro1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http://goodpa.regione.marche.it/dataset/anagrafica-locali-storici-della-regione-marche</text:p>
          </table:table-cell>
          <table:table-cell table:style-name="ce32" office:value-type="date" office:date-value="2015-01-21" calcext:value-type="date">
            <text:p>21/01/15</text:p>
          </table:table-cell>
          <table:table-cell table:style-name="ce3" office:value-type="string" calcext:value-type="string">
            <text:p>xls</text:p>
          </table:table-cell>
          <table:table-cell table:style-name="ce3" office:value-type="string" calcext:value-type="string">
            <text:p>osterie, locande, botteghe, taverne (locali storici)</text:p>
          </table:table-cell>
          <table:table-cell table:style-name="ce3" table:number-columns-repeated="1019"/>
        </table:table-row>
        <table:table-row table:style-name="ro1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http://goodpa.regione.marche.it/dataset/anagrafica-delle-biblioteche-che-hanno-partecipato-all-ultima-campagna-di-rilevazione/resource/0155710f-f2b6-412d-a138-1db184c7c3ab</text:p>
          </table:table-cell>
          <table:table-cell table:style-name="ce32" office:value-type="date" office:date-value="2015-01-21" calcext:value-type="date">
            <text:p>21/01/15</text:p>
          </table:table-cell>
          <table:table-cell table:style-name="ce3" office:value-type="string" calcext:value-type="string">
            <text:p>xls</text:p>
          </table:table-cell>
          <table:table-cell table:style-name="ce3" office:value-type="string" calcext:value-type="string">
            <text:p>biblioteche</text:p>
          </table:table-cell>
          <table:table-cell table:style-name="ce3" table:number-columns-repeated="1019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<text:a xlink:href="http://goodpa.regione.marche.it/dataset/anagrafica-dei-musei-della-regione-marche/resource/cd75ebf3-809e-475e-b91e-0b3e6fe07ad6" xlink:type="simple">http://goodpa.regione.marche.it/dataset/anagrafica-dei-musei-della-regione-marche/resource/cd75ebf3-809e-475e-b91e-0b3e6fe07ad6</text:a></text:p>
          </table:table-cell>
          <table:table-cell table:style-name="ce32" office:value-type="date" office:date-value="2015-01-20" calcext:value-type="date">
            <text:p>20/01/15</text:p>
          </table:table-cell>
          <table:table-cell table:style-name="ce3" office:value-type="string" calcext:value-type="string">
            <text:p>xls</text:p>
          </table:table-cell>
          <table:table-cell table:style-name="ce3" office:value-type="string" calcext:value-type="string">
            <text:p>musei </text:p>
          </table:table-cell>
          <table:table-cell table:style-name="ce3" table:number-columns-repeated="1019"/>
        </table:table-row>
        <table:table-row table:style-name="ro3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<text:a xlink:href="http://www.datiopen.it/it/opendata/Chiese_Monasteri_e_Conventi_Regione_Marche" xlink:type="simple">http://www.datiopen.it/it/opendata/Chiese_Monasteri_e_Conventi_Regione_Marche</text:a></text:p>
          </table:table-cell>
          <table:table-cell table:style-name="ce32" office:value-type="date" office:date-value="2015-11-05" calcext:value-type="date">
            <text:p>05/11/15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Chiese, Monasteri, Conventi (con immagini)</text:p>
          </table:table-cell>
          <table:table-cell table:style-name="ce3" table:number-columns-repeated="2"/>
          <table:table-cell table:style-name="ce2" office:value-type="float" office:value="404" calcext:value-type="float">
            <text:p>404</text:p>
          </table:table-cell>
          <table:table-cell table:style-name="ce3" table:number-columns-repeated="1016"/>
        </table:table-row>
        <table:table-row table:style-name="ro1">
          <table:table-cell table:style-name="ce1" office:value-type="string" calcext:value-type="string">
            <text:p>Molise</text:p>
          </table:table-cell>
          <table:table-cell table:style-name="ce19" office:value-type="string" calcext:value-type="string">
            <text:p>arcgis</text:p>
          </table:table-cell>
          <table:table-cell table:style-name="ce33"/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Piemonte</text:p>
          </table:table-cell>
          <table:table-cell table:style-name="ce3" office:value-type="string" calcext:value-type="string">
            <text:p>http://www.dati.piemonte.it/catalogodati/dato/100439-.html</text:p>
          </table:table-cell>
          <table:table-cell table:style-name="ce32" office:value-type="date" office:date-value="2012-05-22" calcext:value-type="date">
            <text:p>22/05/12</text:p>
          </table:table-cell>
          <table:table-cell table:style-name="ce3" office:value-type="string" calcext:value-type="string">
            <text:p>csv/xml</text:p>
          </table:table-cell>
          <table:table-cell table:style-name="ce3" office:value-type="string" calcext:value-type="string">
            <text:p>musei 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://www.dati.piemonte.it/catalogodati/dato/100440-.html</text:p>
          </table:table-cell>
          <table:table-cell table:style-name="ce32" office:value-type="date" office:date-value="2012-05-22" calcext:value-type="date">
            <text:p>22/05/12</text:p>
          </table:table-cell>
          <table:table-cell table:style-name="ce3" office:value-type="string" calcext:value-type="string">
            <text:p>csv/xml</text:p>
          </table:table-cell>
          <table:table-cell table:style-name="ce3" office:value-type="string" calcext:value-type="string">
            <text:p>beni architettonici di interesse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://www.dati.piemonte.it/catalogodati/dato/100963-.html</text:p>
          </table:table-cell>
          <table:table-cell table:style-name="ce32" office:value-type="date" office:date-value="2016-03-10" calcext:value-type="date">
            <text:p>10/03/16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centri commerciali</text:p>
          </table:table-cell>
          <table:table-cell table:style-name="ce3"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www.dati.piemonte.it/catalogodati/dato/100958-.html</text:p>
          </table:table-cell>
          <table:table-cell table:style-name="ce34" office:value-type="date" office:date-value="2016-02-22" calcext:value-type="date">
            <text:p>22/02/16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medie e grandi strutture di vendita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www.dati.piemonte.it/catalogodati/dato/100731-farmacie-pubbliche-e-private.html</text:p>
          </table:table-cell>
          <table:table-cell table:style-name="ce34" office:value-type="date" office:date-value="2014-04-22" calcext:value-type="date">
            <text:p>22/04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farmacie pubbliche e private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www.dati.piemonte.it/catalogodati/dato/100733-strutture-sanitarie-regionali-pubbliche.html</text:p>
          </table:table-cell>
          <table:table-cell table:style-name="ce34" office:value-type="date" office:date-value="2014-05-12" calcext:value-type="date">
            <text:p>12/05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trutture sanitarie regionali pubbliche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<text:a xlink:href="http://www.dati.piemonte/" xlink:type="simple">http://www.dati.piemonte</text:a>.it/catalogodati/dato/100732-strutture-sanitarie-regionali-equiparate.html</text:p>
          </table:table-cell>
          <table:table-cell table:style-name="ce34" office:value-type="date" office:date-value="2014-04-22" calcext:value-type="date">
            <text:p>22/04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trutture sanitarie equiparate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<text:a xlink:href="http://www.dati.piemonte/" xlink:type="simple">http://www.dati.piemonte</text:a>.it/catalogodati/dato/100734-strutture-sanitarie-private-ambulatori-e-case-di-cura.html</text:p>
          </table:table-cell>
          <table:table-cell table:style-name="ce34" office:value-type="date" office:date-value="2014-05-13" calcext:value-type="date">
            <text:p>13/05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trutture sanitarie private e case di cura con UOF E UP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www.dati.piemonte.it/catalogodati/dato/100736-residenze-sanitarie-assistenziali-private.html</text:p>
          </table:table-cell>
          <table:table-cell table:style-name="ce34" office:value-type="date" office:date-value="2014-05-14" calcext:value-type="date">
            <text:p>14/05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Residenze Sanitarie Assistenziali private (strutture non ospedalieri, non dipendenti da case di cura) con UP e UOF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http://www.dati.piemonte.it/catalogodati/dato/100737-.html</text:p>
          </table:table-cell>
          <table:table-cell table:style-name="ce32" office:value-type="date" office:date-value="2014-05-14" calcext:value-type="date">
            <text:p>14/05/14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strutture termali </text:p>
          </table:table-cell>
          <table:table-cell table:style-name="ce3"/>
          <table:table-cell table:style-name="ce2" office:value-type="string" calcext:value-type="string">
            <text:p>7zip problem</text:p>
          </table:table-cell>
          <table:table-cell table:style-name="ce3" table:number-columns-repeated="1017"/>
        </table:table-row>
        <table:table-row table:style-name="ro1">
          <table:table-cell table:style-name="ce4"/>
          <table:table-cell office:value-type="string" calcext:value-type="string">
            <text:p>http://www.dati.piemonte.it/catalogodati/dato/100739-.html</text:p>
          </table:table-cell>
          <table:table-cell table:style-name="ce34" office:value-type="date" office:date-value="2014-05-15" calcext:value-type="date">
            <text:p>15/05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Unità Organizzative Funzionali delle strutture sanitarie pubbliche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<text:a xlink:href="http://www.dati.piemonte.it/catalogodati/dato/100740-.html" xlink:type="simple">http://www.dati.piemonte.it/catalogodati/dato/100740-.html</text:a></text:p>
          </table:table-cell>
          <table:table-cell table:style-name="ce34" office:value-type="date" office:date-value="2014-05-15" calcext:value-type="date">
            <text:p>15/05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unti di erogazione pubblici regionali di prestazioni sanitarie (Unità Produttive sanitarie UP)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http://www.datiopen.it/it/opendata/Regione_Piemonte_Siti_archeologici_Legge_1089_39_</text:p>
          </table:table-cell>
          <table:table-cell table:style-name="ce32" office:value-type="date" office:date-value="2012-09-13" calcext:value-type="date">
            <text:p>13/09/12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siti archeologici</text:p>
          </table:table-cell>
          <table:table-cell table:style-name="ce2" office:value-type="float" office:value="404" calcext:value-type="float">
            <text:p>40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 calcext:value-type="string">
            <text:p>Puglia</text:p>
          </table:table-cell>
          <table:table-cell table:style-name="ce3" office:value-type="string" calcext:value-type="string">
            <text:p>http://www.dataset.puglia.it/dataset/luoghi-di-interesse-turistico-culturale-naturalistico</text:p>
          </table:table-cell>
          <table:table-cell table:style-name="ce40" office:value-type="string" calcext:value-type="string">
            <text:p><text:s text:c="6"/>30/06/16</text:p>
          </table:table-cell>
          <table:table-cell table:style-name="ce3" office:value-type="string" calcext:value-type="string">
            <text:p>csv/xml</text:p>
          </table:table-cell>
          <table:table-cell table:style-name="ce3" office:value-type="string" calcext:value-type="string">
            <text:p>luoghi di interesse turistico, culturale, naturalistico (Chiese, Giardini, Ville, Spiagge, Musei, Porti, Frantoi, Masserie)</text:p>
          </table:table-cell>
          <table:table-cell table:style-name="ce3" table:number-columns-repeated="1019"/>
        </table:table-row>
        <table:table-row table:style-name="ro5">
          <table:table-cell table:style-name="ce2"/>
          <table:table-cell table:style-name="ce3" office:value-type="string" calcext:value-type="string">
            <text:p>http://www.dataset.puglia.it/dataset/elenco-stabilimenti-balneari</text:p>
          </table:table-cell>
          <table:table-cell table:style-name="ce40" office:value-type="string" calcext:value-type="string">
            <text:p><text:s text:c="7"/>30/06/16</text:p>
          </table:table-cell>
          <table:table-cell table:style-name="ce3" office:value-type="string" calcext:value-type="string">
            <text:p>csv/xml</text:p>
          </table:table-cell>
          <table:table-cell table:style-name="ce3" office:value-type="string" calcext:value-type="string">
            <text:p>Elenco Stabilimenti Balneari </text:p>
          </table:table-cell>
          <table:table-cell table:style-name="ce3"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www.dataset.puglia.it/dataset/anagrafe-strutture-sanitarie</text:p>
          </table:table-cell>
          <table:table-cell table:style-name="ce41" office:value-type="string" calcext:value-type="string">
            <text:p>27/10/15</text:p>
          </table:table-cell>
          <table:table-cell office:value-type="string" calcext:value-type="string">
            <text:p>csv/xml</text:p>
          </table:table-cell>
          <table:table-cell office:value-type="string" calcext:value-type="string">
            <text:p>strutture sanitarie (ospedali, reparti, pronto soccorso, ambulatori, consultori) 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www.dataset.puglia.it/dataset/anagrafe-asl</text:p>
          </table:table-cell>
          <table:table-cell table:style-name="ce41" office:value-type="string" calcext:value-type="string">
            <text:p>17/09/15</text:p>
          </table:table-cell>
          <table:table-cell office:value-type="string" calcext:value-type="string">
            <text:p>csv/xml</text:p>
          </table:table-cell>
          <table:table-cell office:value-type="string" calcext:value-type="string">
            <text:p>ASL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www.dataset.puglia.it/dataset/impianti-sportivi-pugliesi</text:p>
          </table:table-cell>
          <table:table-cell table:style-name="ce41" office:value-type="string" calcext:value-type="string">
            <text:p>01/07/15</text:p>
          </table:table-cell>
          <table:table-cell office:value-type="string" calcext:value-type="string">
            <text:p>csv/xml/json</text:p>
          </table:table-cell>
          <table:table-cell office:value-type="string" calcext:value-type="string">
            <text:p>impianti sportivi ???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www.dataset.puglia.it/dataset/farmacie-territoriali-innovapuglia</text:p>
          </table:table-cell>
          <table:table-cell table:style-name="ce41" office:value-type="string" calcext:value-type="string">
            <text:p>24/07/15</text:p>
          </table:table-cell>
          <table:table-cell office:value-type="string" calcext:value-type="string">
            <text:p>csv/xml</text:p>
          </table:table-cell>
          <table:table-cell office:value-type="string" calcext:value-type="string">
            <text:p>farmacie convenzionat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ardegna</text:p>
          </table:table-cell>
          <table:table-cell table:style-name="ce24" office:value-type="string" calcext:value-type="string">
            <text:p>http://www.datiopen.it/it/opendata/Regione_Sardegna_Luoghi_di_interesse_turistico_culturale_naturalistico</text:p>
          </table:table-cell>
          <table:table-cell table:style-name="ce42" office:value-type="string" calcext:value-type="string">
            <text:p>13/01/14</text:p>
          </table:table-cell>
          <table:table-cell table:style-name="ce24" office:value-type="string" calcext:value-type="string">
            <text:p>csv/json</text:p>
          </table:table-cell>
          <table:table-cell table:style-name="ce24" office:value-type="string" calcext:value-type="string">
            <text:p>punti di interesse generici (turistici, culturali, naturalistici)</text:p>
          </table:table-cell>
          <table:table-cell table:style-name="ce24" table:number-columns-repeated="3"/>
          <table:table-cell table:style-name="ce13"/>
          <table:table-cell table:style-name="ce24" table:number-columns-repeated="1015"/>
        </table:table-row>
        <table:table-row table:style-name="ro3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http://www.datiopen.it/it/opendata/Regione_Sardegna_Luoghi_di_interesse_ambientale_storico_e_antropico</text:p>
          </table:table-cell>
          <table:table-cell table:style-name="ce43" office:value-type="date" office:date-value="2014-01-13" calcext:value-type="date">
            <text:p>13/01/14</text:p>
          </table:table-cell>
          <table:table-cell table:style-name="ce3" office:value-type="string" calcext:value-type="string">
            <text:p>csv/json</text:p>
          </table:table-cell>
          <table:table-cell table:style-name="ce3" office:value-type="string" calcext:value-type="string">
            <text:p>Luoghi di interesse ambientale, storico e antropico (alberi monumentali, vedette, bar, ristoranti, sorgenti..)</text:p>
          </table:table-cell>
          <table:table-cell table:style-name="ce3" table:number-columns-repeated="7"/>
          <table:table-cell table:style-name="ce2" office:value-type="string" calcext:value-type="string">
            <text:p>formati diversi</text:p>
          </table:table-cell>
          <table:table-cell table:style-name="ce3" table:number-columns-repeated="1011"/>
        </table:table-row>
        <table:table-row table:style-name="ro3">
          <table:table-cell table:style-name="ce8"/>
          <table:table-cell table:style-name="ce3" office:value-type="string" calcext:value-type="string">
            <text:p>http://nurnet.crs4.it/geoserver/nurnet/ows?service=WFS&amp;srsName=EPSG:4326&amp;version=1.1.0&amp;request=GetFeature&amp;typeName=nurnet:dolmen&amp;maxFeatures=7000&amp;outputFormat=csv</text:p>
          </table:table-cell>
          <table:table-cell table:style-name="ce43"/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dolmen</text:p>
          </table:table-cell>
          <table:table-cell table:style-name="ce3" table:number-columns-repeated="1019"/>
        </table:table-row>
        <table:table-row table:style-name="ro3">
          <table:table-cell table:style-name="ce8"/>
          <table:table-cell table:style-name="ce3" office:value-type="string" calcext:value-type="string">
            <text:p>http://nurnet.crs4.it/geoserver/nurnet/ows?service=WFS&amp;srsName=EPSG:4326&amp;version=1.1.0&amp;request=GetFeature&amp;typeName=nurnet:acqua&amp;maxFeatures=7000&amp;outputFormat=csv</text:p>
          </table:table-cell>
          <table:table-cell table:style-name="ce43"/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unicum e tafoni</text:p>
          </table:table-cell>
          <table:table-cell table:style-name="ce3" table:number-columns-repeated="1019"/>
        </table:table-row>
        <table:table-row table:style-name="ro3">
          <table:table-cell table:style-name="ce8"/>
          <table:table-cell table:style-name="ce3" office:value-type="string" calcext:value-type="string">
            <text:p>http://nurnet.crs4.it/geoserver/nurnet/ows?service=WFS&amp;srsName=EPSG:4326&amp;version=1.1.0&amp;request=GetFeature&amp;typeName=nurnet:acqua&amp;maxFeatures=7000&amp;outputFormat=csv</text:p>
          </table:table-cell>
          <table:table-cell table:style-name="ce43"/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culto dell'acqua</text:p>
          </table:table-cell>
          <table:table-cell table:style-name="ce3" table:number-columns-repeated="1019"/>
        </table:table-row>
        <table:table-row table:style-name="ro3">
          <table:table-cell table:style-name="ce8"/>
          <table:table-cell table:style-name="ce3" office:value-type="string" calcext:value-type="string">
            <text:p>http://nurnet.crs4.it/geoserver/nurnet/ows?service=WFS&amp;srsName=EPSG:4326&amp;version=1.1.0&amp;request=GetFeature&amp;typeName=nurnet:villaggi&amp;maxFeatures=7000&amp;outputFormat=csv</text:p>
          </table:table-cell>
          <table:table-cell table:style-name="ce43"/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villaggi</text:p>
          </table:table-cell>
          <table:table-cell table:style-name="ce3" table:number-columns-repeated="1019"/>
        </table:table-row>
        <table:table-row table:style-name="ro3">
          <table:table-cell table:style-name="ce8"/>
          <table:table-cell table:style-name="ce3" office:value-type="string" calcext:value-type="string">
            <text:p>http://nurnet.crs4.it/geoserver/nurnet/ows?service=WFS&amp;srsName=EPSG:4326&amp;version=1.1.0&amp;request=GetFeature&amp;typeName=nurnet:domus&amp;maxFeatures=7000&amp;outputFormat=csv</text:p>
          </table:table-cell>
          <table:table-cell table:style-name="ce43"/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domus</text:p>
          </table:table-cell>
          <table:table-cell table:style-name="ce3" table:number-columns-repeated="1019"/>
        </table:table-row>
        <table:table-row table:style-name="ro3">
          <table:table-cell table:style-name="ce8"/>
          <table:table-cell table:style-name="ce3" office:value-type="string" calcext:value-type="string">
            <text:p>http://nurnet.crs4.it/geoserver/nurnet/ows?service=WFS&amp;srsName=EPSG:4326&amp;version=1.1.0&amp;request=GetFeature&amp;typeName=nurnet:tombe&amp;maxFeatures=7000&amp;outputFormat=csv</text:p>
          </table:table-cell>
          <table:table-cell table:style-name="ce43"/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tombe dei giganti</text:p>
          </table:table-cell>
          <table:table-cell table:style-name="ce3" table:number-columns-repeated="1019"/>
        </table:table-row>
        <table:table-row table:style-name="ro6">
          <table:table-cell table:style-name="ce8"/>
          <table:table-cell table:style-name="ce25" office:value-type="string" calcext:value-type="string">
            <text:p><text:a xlink:href="http://nurnet.crs4.it/geoserver/nurnet/ows?service=WFS&amp;version=1.1.0&amp;request=GetFeature&amp;typeName=nurnet:nuraghi&amp;srsName=EPSG:4326&amp;maxFeatures=50&amp;outputFormat=json" xlink:type="simple">http://nurnet.crs4.it/geoserver/nurnet/ows?service=WFS&amp;srsName=EPSG:4326&amp;version=1.1.0&amp;request=GetFeature&amp;typeName=nurnet:nuraghi&amp;maxFeatures=50&amp;outputFormat=csv</text:a> </text:p>
          </table:table-cell>
          <table:table-cell table:style-name="ce43"/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mehnir</text:p>
          </table:table-cell>
          <table:table-cell table:style-name="ce3" table:number-columns-repeated="1019"/>
        </table:table-row>
        <table:table-row table:style-name="ro3">
          <table:table-cell table:style-name="ce8"/>
          <table:table-cell table:style-name="ce3" office:value-type="string" calcext:value-type="string">
            <text:p>http://www.datiopen.it/it/opendata/Regione_Sardegna_Nuraghi</text:p>
          </table:table-cell>
          <table:table-cell table:style-name="ce40" office:value-type="string" calcext:value-type="string">
            <text:p>26/01/16</text:p>
          </table:table-cell>
          <table:table-cell table:style-name="ce3" office:value-type="string" calcext:value-type="string">
            <text:p>csv/json</text:p>
          </table:table-cell>
          <table:table-cell table:style-name="ce21" office:value-type="string" calcext:value-type="string">
            <text:p>nuraghi e altri siti archeologici</text:p>
          </table:table-cell>
          <table:table-cell table:style-name="ce3"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www.datiopen.it/it/opendata/Regione_Sardegna_Beni_paesaggistici</text:p>
          </table:table-cell>
          <table:table-cell table:style-name="ce41" office:value-type="string" calcext:value-type="string">
            <text:p>13/01/14</text:p>
          </table:table-cell>
          <table:table-cell office:value-type="string" calcext:value-type="string">
            <text:p>csv/json</text:p>
          </table:table-cell>
          <table:table-cell table:style-name="ce29" office:value-type="string" calcext:value-type="string">
            <text:p>beni paesaggistici (LUOGHI DI CULTO DAL PREISTORICO ALL'ALTO MEDIOEVO - AREE FUNERARIE DAL PREISTORICO ALL'ALTO MEDIOEVO - INSEDIAMENTI ARCHEOLOGICI DAL PRENURAGICO ALL'ETA' MODERNA - ARCHITETTURE RELIGIOSE MEDIOEVALI, MODERNE E CONTEMPORANEE - ARCHITETTURE MILITARI STORICHE SINO ALLA II GUERRA MONDIALE - AREE CARATTERIZZATE DA INSEDIAMENTI STORICI SPARSI) <text:span text:style-name="T1">???</text:span>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http://www.datiopen.it/it/opendata/Regione_Sardegna_Alberi_Monumentali</text:p>
          </table:table-cell>
          <table:table-cell table:style-name="ce40" office:value-type="string" calcext:value-type="string">
            <text:p>10/01/14</text:p>
          </table:table-cell>
          <table:table-cell table:style-name="ce3" office:value-type="string" calcext:value-type="string">
            <text:p>csv/json</text:p>
          </table:table-cell>
          <table:table-cell table:style-name="ce21" office:value-type="string" calcext:value-type="string">
            <text:p>alberi monumentali</text:p>
          </table:table-cell>
          <table:table-cell table:style-name="ce3"/>
          <table:table-cell table:style-name="ce3" office:value-type="string" calcext:value-type="string">
            <text:p>formati diversi</text:p>
          </table:table-cell>
          <table:table-cell table:style-name="ce3" table:number-columns-repeated="1017"/>
        </table:table-row>
        <table:table-row table:style-name="ro2">
          <table:table-cell table:style-name="ce4"/>
          <table:table-cell office:value-type="string" calcext:value-type="string">
            <text:p>http://www.datiopen.it/it/opendata/Regione_Sardegna_Impianti_sportivi</text:p>
          </table:table-cell>
          <table:table-cell table:style-name="ce41" office:value-type="string" calcext:value-type="string">
            <text:p>13/01/14</text:p>
          </table:table-cell>
          <table:table-cell office:value-type="string" calcext:value-type="string">
            <text:p>csv/json</text:p>
          </table:table-cell>
          <table:table-cell table:style-name="ce29" office:value-type="string" calcext:value-type="string">
            <text:p>impianti sportivi ???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Default" office:value-type="string" calcext:value-type="string">
            <text:p>http://www.sardegnageoportale.it/webgis2/sardegnamappe_api/doc/index.html</text:p>
          </table:table-cell>
          <table:table-cell table:style-name="ce44"/>
          <table:table-cell table:style-name="Default"/>
          <table:table-cell table:style-name="ce26" office:value-type="string" calcext:value-type="string">
            <text:p>API GEOPORTALE SARDEGNA (È POSSIBILE SCARICARE I POI OPEN)</text:p>
          </table:table-cell>
          <table:table-cell table:style-name="Default" table:number-columns-repeated="1019"/>
        </table:table-row>
        <table:table-row table:style-name="ro3">
          <table:table-cell table:style-name="ce2" office:value-type="string" calcext:value-type="string">
            <text:p>Sicilia</text:p>
          </table:table-cell>
          <table:table-cell table:style-name="ce3" office:value-type="string" calcext:value-type="string">
            <text:p><text:a xlink:href="http://www/" xlink:type="simple">http://www</text:a>.datiopen.it/it/opendata/Musei_della_Provincia_di_Trapani</text:p>
          </table:table-cell>
          <table:table-cell table:style-name="ce40" office:value-type="string" calcext:value-type="string">
            <text:p>18/02/2013</text:p>
          </table:table-cell>
          <table:table-cell table:style-name="ce3" office:value-type="string" calcext:value-type="string">
            <text:p>csv</text:p>
          </table:table-cell>
          <table:table-cell table:style-name="ce21" office:value-type="string" calcext:value-type="string">
            <text:p>musei Provincia Trapani</text:p>
          </table:table-cell>
          <table:table-cell table:style-name="ce3"/>
          <table:table-cell table:style-name="ce8" office:value-type="string" calcext:value-type="string">
            <text:p>o</text:p>
          </table:table-cell>
          <table:table-cell table:style-name="ce2" office:value-type="string" calcext:value-type="string">
            <text:p>errore di connessione</text:p>
          </table:table-cell>
          <table:table-cell table:style-name="ce3" table:number-columns-repeated="1016"/>
        </table:table-row>
        <table:table-row table:style-name="ro3">
          <table:table-cell table:style-name="ce2"/>
          <table:table-cell table:style-name="ce3" office:value-type="string" calcext:value-type="string">
            <text:p>http://www.datiopen.it/it/opendata/Aree_Archeologiche_della_Provincia_di_Trapani</text:p>
          </table:table-cell>
          <table:table-cell table:style-name="ce40" office:value-type="string" calcext:value-type="string">
            <text:p>18/02/2013</text:p>
          </table:table-cell>
          <table:table-cell table:style-name="ce3" office:value-type="string" calcext:value-type="string">
            <text:p>csv</text:p>
          </table:table-cell>
          <table:table-cell table:style-name="ce21" office:value-type="string" calcext:value-type="string">
            <text:p>aree e siti archeologici Provincia Trapani</text:p>
          </table:table-cell>
          <table:table-cell table:style-name="ce3" table:number-columns-repeated="2"/>
          <table:table-cell table:style-name="ce8" office:value-type="string" calcext:value-type="string">
            <text:p>o</text:p>
          </table:table-cell>
          <table:table-cell table:style-name="ce2" office:value-type="string" calcext:value-type="string">
            <text:p>errore di connessione</text:p>
          </table:table-cell>
          <table:table-cell table:style-name="ce3" table:number-columns-repeated="1015"/>
        </table:table-row>
        <table:table-row table:style-name="ro2">
          <table:table-cell table:style-name="ce4"/>
          <table:table-cell office:value-type="string" calcext:value-type="string">
            <text:p>http://www.provincia.trapani.sitr.it:8080/Opendata/index.php/guardie-mediche</text:p>
          </table:table-cell>
          <table:table-cell table:style-name="ce41" office:value-type="string" calcext:value-type="string">
            <text:p>13/01/15</text:p>
          </table:table-cell>
          <table:table-cell office:value-type="string" calcext:value-type="string">
            <text:p>csv</text:p>
          </table:table-cell>
          <table:table-cell table:style-name="ce29" office:value-type="string" calcext:value-type="string">
            <text:p>guardie mediche e presidi di guardia medica turisti Provincia Trapani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www.provincia.trapani.sitr.it:8080/Opendata/index.php/strutture-sanitarie</text:p>
          </table:table-cell>
          <table:table-cell table:style-name="ce41" office:value-type="string" calcext:value-type="string">
            <text:p>11/03/13</text:p>
          </table:table-cell>
          <table:table-cell office:value-type="string" calcext:value-type="string">
            <text:p>csv</text:p>
          </table:table-cell>
          <table:table-cell table:style-name="ce29" office:value-type="string" calcext:value-type="string">
            <text:p>strutture di ricovero pubbliche e private Provincia Trapani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www.provincia.trapani.sitr.it:8080/Opendata/index.php/farmacie</text:p>
          </table:table-cell>
          <table:table-cell table:style-name="ce41" office:value-type="string" calcext:value-type="string">
            <text:p>22/03/13</text:p>
          </table:table-cell>
          <table:table-cell office:value-type="string" calcext:value-type="string">
            <text:p>csv</text:p>
          </table:table-cell>
          <table:table-cell table:style-name="ce29" office:value-type="string" calcext:value-type="string">
            <text:p>farmacie Provincia Trapani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<text:a xlink:href="http://www.provincia/" xlink:type="simple">http://www.provincia</text:a>.trapani.sitr.it:8080/Opendata/index.php/distributori-di-carburante-della-provincia-di-trapani</text:p>
          </table:table-cell>
          <table:table-cell table:style-name="ce41" office:value-type="string" calcext:value-type="string">
            <text:p>17/04/15</text:p>
          </table:table-cell>
          <table:table-cell office:value-type="string" calcext:value-type="string">
            <text:p>csv</text:p>
          </table:table-cell>
          <table:table-cell table:style-name="ce29" office:value-type="string" calcext:value-type="string">
            <text:p>distributori di carburante Provincia Trapani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s://datahub.io/dataset/farmacie-comune-palermo</text:p>
          </table:table-cell>
          <table:table-cell table:style-name="ce41" office:value-type="string" calcext:value-type="string">
            <text:p>25/01/14</text:p>
          </table:table-cell>
          <table:table-cell office:value-type="string" calcext:value-type="string">
            <text:p>csv/json</text:p>
          </table:table-cell>
          <table:table-cell table:style-name="ce29" office:value-type="string" calcext:value-type="string">
            <text:p>farmacie Comune Palermo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osservatorioturistico.sicilia.it/Html5Viewer/Index.html?configBase=http://osservatorioturistico.sicilia.it/Geocortex/Essentials/REST/sites/teatri_musei_location_fullHTML/viewers/musei_teatri_location/virtualdirectory/Resources/Config/Default</text:p>
          </table:table-cell>
          <table:table-cell table:style-name="ce41"/>
          <table:table-cell/>
          <table:table-cell table:style-name="ce29" office:value-type="string" calcext:value-type="string">
            <text:p><text:span text:style-name="T3">MAPPE VISUALI (DALLE QUALI FORSE POTER SCARICARE DATI) CHE RIPORTANO INFO SU</text:span> <text:span text:style-name="T3">MUSEI E TEATRI ANTICHI</text:span>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osservatorioturistico.sicilia.it/Html5Viewer/Index.html?configBase=http://osservatorioturistico.sicilia.it/Geocortex/Essentials/REST/sites/parchi_divertimento/viewers/aree_attrezzate/virtualdirectory/Resources/Config/Default</text:p>
          </table:table-cell>
          <table:table-cell table:style-name="ce41"/>
          <table:table-cell/>
          <table:table-cell table:style-name="ce29" office:value-type="string" calcext:value-type="string">
            <text:p><text:span text:style-name="T3">MAPPE VISUALI (DALLE QUALI FORSE POTER SCARICARE DATI) CHE RIPORTANO INFO SU</text:span> <text:span text:style-name="T3">PARCHI DIVERTIMENTO, ALBERI MONUMENTALI, PARCHI, SPIAGGE, AREE ATTREZZATE</text:span>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lnx.lasiciliainrete.it/wordpress/archeologia/</text:p>
          </table:table-cell>
          <table:table-cell table:style-name="ce41"/>
          <table:table-cell/>
          <table:table-cell table:style-name="ce22" office:value-type="string" calcext:value-type="string">
            <text:p>MAPPE VISUALI (DALLE QUALI FORSE POTER SCARICARE DATI) CHE RIPORTANO INFO SU MONUMENTI, NATURA, ARCHEOLOGIA, MUSEI, CASTELLI, BAROCCO, ENOGASTRONOMIA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osservatorioturistico.sicilia.it/Html5Viewer/Index.html?configBase=http://osservatorioturistico.sicilia.it/Geocortex/Essentials/REST/sites/castelli/viewers/musei_teatri_location/virtualdirectory/Resources/Config/Default</text:p>
          </table:table-cell>
          <table:table-cell table:style-name="ce41"/>
          <table:table-cell/>
          <table:table-cell table:style-name="ce22" office:value-type="string" calcext:value-type="string">
            <text:p>MAPPE VISUALI (DALLE QUALI FORSE POTER SCARICARE DATI) CHE RIPORTANO INFO SU CASTELLI, FORTEZZE, TORRI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www.regione.sicilia.it/beniculturali/dirbenicult/database/page_musei/pagina_musei.asp?id=60</text:p>
          </table:table-cell>
          <table:table-cell table:style-name="ce41" office:value-type="string" calcext:value-type="string">
            <text:p>???</text:p>
          </table:table-cell>
          <table:table-cell office:value-type="string" calcext:value-type="string">
            <text:p>csv</text:p>
          </table:table-cell>
          <table:table-cell table:style-name="ce29" office:value-type="string" calcext:value-type="string">
            <text:p>musei, gallerie, siti archeologici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pti.regione.sicilia.it/portal/page/portal/PIR_PORTALE/PIR_LaStrutturaRegionale/PIR_AssessoratoSalute/PIR_DipPianificazioneStrategica/PIR_Consultorifamiliari</text:p>
          </table:table-cell>
          <table:table-cell table:style-name="ce41" office:value-type="string" calcext:value-type="string">
            <text:p>18/05/15</text:p>
          </table:table-cell>
          <table:table-cell office:value-type="string" calcext:value-type="string">
            <text:p>xls</text:p>
          </table:table-cell>
          <table:table-cell table:style-name="ce29" office:value-type="string" calcext:value-type="string">
            <text:p>Consultori familiari pubblici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http://pti.regione.sicilia.it/portal/page/portal/PIR_PORTALE/PIR_LaStrutturaRegionale/PIR_AssessoratoSalute/PIR_DipPianificazioneStrategica/PIR_Consultorifamiliari</text:p>
          </table:table-cell>
          <table:table-cell table:style-name="ce41" office:value-type="string" calcext:value-type="string">
            <text:p>18/05/15</text:p>
          </table:table-cell>
          <table:table-cell office:value-type="string" calcext:value-type="string">
            <text:p>xls</text:p>
          </table:table-cell>
          <table:table-cell table:style-name="ce29" office:value-type="string" calcext:value-type="string">
            <text:p>Consultori familiari privati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oscana</text:p>
          </table:table-cell>
          <table:table-cell office:value-type="string" calcext:value-type="string">
            <text:p><text:a xlink:href="http://dati/" xlink:type="simple">http://dati</text:a>.toscana.it/dataset/rt-strut-sanitarie/resource/c14d0f56-665c-46d7-8b5c-bd98bf499aca</text:p>
          </table:table-cell>
          <table:table-cell table:style-name="ce41" office:value-type="string" calcext:value-type="string">
            <text:p>03/09/15</text:p>
          </table:table-cell>
          <table:table-cell office:value-type="string" calcext:value-type="string">
            <text:p>csv</text:p>
          </table:table-cell>
          <table:table-cell table:style-name="ce29" office:value-type="string" calcext:value-type="string">
            <text:p>ospedali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http://dati.toscana.it/dataset/rt-strut-sanitarie/resource/39231648-3cc0-4a67-adfd-ee596f7e19c3</text:p>
          </table:table-cell>
          <table:table-cell office:value-type="date" office:date-value="2015-09-03" calcext:value-type="date">
            <text:p>03/09/1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trutture riabilitati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ttp://dati.toscana.it/dataset/rt-strut-sanitarie/resource/8ded0b73-24c7-451a-8972-2a92e6bbaf0d</text:p>
          </table:table-cell>
          <table:table-cell office:value-type="date" office:date-value="2015-09-03" calcext:value-type="date">
            <text:p>03/09/1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trutture sanitarie territorial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ttp://dati.toscana.it/dataset/farmacie</text:p>
          </table:table-cell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sv/xml/json</text:p>
          </table:table-cell>
          <table:table-cell office:value-type="string" calcext:value-type="string">
            <text:p>farmacie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toscana.it/dataset/rt-bibl</text:p>
          </table:table-cell>
          <table:table-cell table:style-name="ce32" office:value-type="date" office:date-value="2014-11-26" calcext:value-type="date">
            <text:p>26/11/14</text:p>
          </table:table-cell>
          <table:table-cell table:style-name="ce3" office:value-type="string" calcext:value-type="string">
            <text:p>csv/xml/json</text:p>
          </table:table-cell>
          <table:table-cell table:style-name="ce3" office:value-type="string" calcext:value-type="string">
            <text:p>biblioteche</text:p>
          </table:table-cell>
          <table:table-cell table:style-name="ce3" table:number-columns-repeated="1019"/>
        </table:table-row>
        <table:table-row table:style-name="ro2">
          <table:table-cell/>
          <table:table-cell office:value-type="string" calcext:value-type="string">
            <text:p>http://www.datiopen.it/it/opendata/Regione_Toscana_Enogastronomia</text:p>
          </table:table-cell>
          <table:table-cell table:style-name="ce34" office:value-type="date" office:date-value="2012-08-16" calcext:value-type="date">
            <text:p>16/08/12</text:p>
          </table:table-cell>
          <table:table-cell office:value-type="string" calcext:value-type="string">
            <text:p>csv/json</text:p>
          </table:table-cell>
          <table:table-cell office:value-type="string" calcext:value-type="string">
            <text:p>ristoranti, pizzerie, trattorie, pub <text:span text:style-name="T4">superato max execution time</text:span>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http://www.datiopen.it/it/opendata/Regione_Toscana_Centri_termali</text:p>
          </table:table-cell>
          <table:table-cell table:style-name="ce32" office:value-type="date" office:date-value="2012-08-16" calcext:value-type="date">
            <text:p>16/08/12</text:p>
          </table:table-cell>
          <table:table-cell table:style-name="ce3" office:value-type="string" calcext:value-type="string">
            <text:p>csv/json</text:p>
          </table:table-cell>
          <table:table-cell table:style-name="ce3" office:value-type="string" calcext:value-type="string">
            <text:p>centri termali</text:p>
          </table:table-cell>
          <table:table-cell table:style-name="ce2" office:value-type="float" office:value="404" calcext:value-type="float">
            <text:p>404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string" calcext:value-type="string">
            <text:p>http://www.datiopen.it/it/opendata/Regione_Toscana_Universit_e_conservatori</text:p>
          </table:table-cell>
          <table:table-cell table:style-name="ce34" office:value-type="date" office:date-value="2012-09-18" calcext:value-type="date">
            <text:p>18/09/12</text:p>
          </table:table-cell>
          <table:table-cell office:value-type="string" calcext:value-type="string">
            <text:p>csv/json</text:p>
          </table:table-cell>
          <table:table-cell office:value-type="string" calcext:value-type="string">
            <text:p>università pubbliche e conservator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ttp://www.datiopen.it/it/opendata/Regione_Toscana_</text:p>
          </table:table-cell>
          <table:table-cell table:style-name="ce34" office:value-type="date" office:date-value="2012-09-18" calcext:value-type="date">
            <text:p>18/09/12</text:p>
          </table:table-cell>
          <table:table-cell office:value-type="string" calcext:value-type="string">
            <text:p>csv/json</text:p>
          </table:table-cell>
          <table:table-cell office:value-type="string" calcext:value-type="string">
            <text:p>impianti sportivi???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http://www.datiopen.it/it/opendata/Regione_Toscana_Tempo_libero</text:p>
          </table:table-cell>
          <table:table-cell table:style-name="ce32" office:value-type="date" office:date-value="2012-09-18" calcext:value-type="date">
            <text:p>18/09/12</text:p>
          </table:table-cell>
          <table:table-cell table:style-name="ce3" office:value-type="string" calcext:value-type="string">
            <text:p>csv/json</text:p>
          </table:table-cell>
          <table:table-cell table:style-name="ce3" office:value-type="string" calcext:value-type="string">
            <text:p>discoteche, ludoteche, sale-gioco, parchi naturali, centri sociali</text:p>
          </table:table-cell>
          <table:table-cell table:style-name="ce3" table:number-columns-repeated="4"/>
          <table:table-cell table:style-name="ce2" office:value-type="float" office:value="404" calcext:value-type="float">
            <text:p>404</text:p>
          </table:table-cell>
          <table:table-cell table:style-name="ce3" table:number-columns-repeated="1014"/>
        </table:table-row>
        <table:table-row table:style-name="ro1">
          <table:table-cell table:style-name="Default"/>
          <table:table-cell table:style-name="ce26" office:value-type="string" calcext:value-type="string">
            <text:p>MIO DATABASE TUSCANYBYPOI</text:p>
          </table:table-cell>
          <table:table-cell table:style-name="ce33"/>
          <table:table-cell table:style-name="Default"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http://dati.toscana.it/dataset/turismo-shopping-citt-metropolitana-di-firenze</text:p>
          </table:table-cell>
          <table:table-cell table:style-name="ce43" office:value-type="date" office:date-value="2016-09-16" calcext:value-type="date">
            <text:p>16/09/16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antiquari, enoteche, gallerie, librerie, mercati, outlet ( caffè ottocenteschi, trattorie dove pranzavano scrittori e pittori, librerie antiquarie, stores britannici, botteghe di orefici e orologiai, paradisi delle stoffe, ceramisti, corniciai, belle arti) della città Metropolitana di Firenze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toscana.it/dataset/turismo-luoghi-di-interesse-citt-metropolitana-di-firenze</text:p>
          </table:table-cell>
          <table:table-cell table:style-name="ce43" office:value-type="date" office:date-value="2016-09-16" calcext:value-type="date">
            <text:p>16/09/16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biblioteche, case della memoria, castelli, cenacoli, Chiese e oratori, giardini d’arte, giardini storici, luoghi di eventi, musei ,parchi monumentali, teatri, ville a Firenze e nei comuni del territorio </text:p>
          </table:table-cell>
          <table:table-cell table:style-name="ce3" table:number-columns-repeated="1019"/>
        </table:table-row>
        <table:table-row table:style-name="ro2">
          <table:table-cell/>
          <table:table-cell office:value-type="string" calcext:value-type="string">
            <text:p><text:a xlink:href="http://dati.toscana.it/dataset/turismo-servizi-e-utilit-citt-metropolitana-di-firenze/resource/792eaef8-e162-4279-912c-a75f71b55e78" xlink:type="simple">http://dati.toscana.it/dataset/turismo-servizi-e-utilit-citt-metropolitana-di-firenze/resource/792eaef8-e162-4279-912c-a75f71b55e78</text:a>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unti di informazione turistica a Firenze e nei comuni del territorio ??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ttp://dati.toscana.it/dataset/turismo-servizi-e-utilit-citt-metropolitana-di-firenze/resource/e0582aa9-7dee-4dea-9d13-34454f54d6b3</text:p>
          </table:table-cell>
          <table:table-cell office:value-type="date" office:date-value="2013-11-26" calcext:value-type="date">
            <text:p>26/11/13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Offerta di bagni pubblici a Firenze e nei comuni del territorio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ttp://dati.toscana.it/dataset/turismo-servizi-e-utilit-citt-metropolitana-di-firenze/resource/441948ef-1823-4031-861c-cf8b87760045</text:p>
          </table:table-cell>
          <table:table-cell office:value-type="date" office:date-value="2013-11-26" calcext:value-type="date">
            <text:p>26/11/13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unti di primo soccorso sanitario a Firenze e nei comuni del territorio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entino-Alto Adige</text:p>
          </table:table-cell>
          <table:table-cell table:style-name="ce3" office:value-type="string" calcext:value-type="string">
            <text:p>http://dati.trentino.it/dataset/poi-trento</text:p>
          </table:table-cell>
          <table:table-cell table:style-name="ce43" office:value-type="date" office:date-value="2014-04-04" calcext:value-type="date">
            <text:p>04/04/14</text:p>
          </table:table-cell>
          <table:table-cell table:style-name="ce3" office:value-type="string" calcext:value-type="string">
            <text:p>csv/json(?)</text:p>
          </table:table-cell>
          <table:table-cell table:style-name="ce3" office:value-type="string" calcext:value-type="string">
            <text:p>punti di interesse di Trento e della comunità della Valle dei Laghi (ristoranti, alimentari, gelaterie, bar, teatri, musei, monumenti, bancomat, farmacie, <text:s/>poste, piscine, parcheggi)</text:p>
          </table:table-cell>
          <table:table-cell table:style-name="ce3" table:number-columns-repeated="1019"/>
        </table:table-row>
        <table:table-row table:style-name="ro2">
          <table:table-cell table:style-name="ce8" office:value-type="string" calcext:value-type="string">
            <text:p>Non wellformedo</text:p>
          </table:table-cell>
          <table:table-cell table:style-name="ce3" office:value-type="string" calcext:value-type="string">
            <text:p>http://dati.trentino.it/dataset/punti-di-interesse-valsugana</text:p>
          </table:table-cell>
          <table:table-cell table:style-name="ce43" office:value-type="date" office:date-value="2014-04-04" calcext:value-type="date">
            <text:p>04/04/14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punti di interesse della Valsugana (ristoranti, alimentari, gelaterie, bar, teatri, musei, monumenti, bancomat, farmacie, <text:s/>poste, piscine, parcheggi)</text:p>
          </table:table-cell>
          <table:table-cell table:style-name="ce3" table:number-columns-repeated="1019"/>
        </table:table-row>
        <table:table-row table:style-name="ro2">
          <table:table-cell table:style-name="ce12" office:value-type="string" calcext:value-type="string">
            <text:p>nonwellformedo</text:p>
          </table:table-cell>
          <table:table-cell table:style-name="ce21" office:value-type="string" calcext:value-type="string">
            <text:p>http://dati.trentino.it/dataset/poi-altopiano-di-pine-e-valle-di-cembra</text:p>
          </table:table-cell>
          <table:table-cell table:style-name="ce46" office:value-type="date" office:date-value="2014-04-04" calcext:value-type="date">
            <text:p>04/04/14</text:p>
          </table:table-cell>
          <table:table-cell table:style-name="ce21" office:value-type="string" calcext:value-type="string">
            <text:p>json</text:p>
          </table:table-cell>
          <table:table-cell table:style-name="ce21" office:value-type="string" calcext:value-type="string">
            <text:p>punti di interesse dell’Altopiano di Pinè e Val di Cembra (ristoranti, alimentari, gelaterie, bar, teatri, musei, monumenti, bancomat, farmacie, <text:s/>poste, piscine, parcheggi)</text:p>
          </table:table-cell>
          <table:table-cell table:style-name="ce21" table:number-columns-repeated="7"/>
          <table:table-cell table:style-name="ce21" office:value-type="string" calcext:value-type="string">
            <text:p>q</text:p>
          </table:table-cell>
          <table:table-cell table:style-name="ce21" table:number-columns-repeated="1011"/>
        </table:table-row>
        <table:table-row table:style-name="ro1">
          <table:table-cell table:style-name="ce4"/>
          <table:table-cell office:value-type="string" calcext:value-type="string">
            <text:p>http://dati.trentino.it/dataset/punti-di-interesse-sportivi-vivifiemme-2013</text:p>
          </table:table-cell>
          <table:table-cell office:value-type="date" office:date-value="2013-02-20" calcext:value-type="date">
            <text:p>20/02/13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punti di interesse sportivo Val di Fiemme ???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dati.trentino.it/dataset/parcheggi-vivifiemme-2013</text:p>
          </table:table-cell>
          <table:table-cell office:value-type="date" office:date-value="2013-02-20" calcext:value-type="date">
            <text:p>20/02/13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parcheggi Val di Fiemme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dati.trentino.it/dataset/punti-di-interesse-commerciali-vivifiemme-2013</text:p>
          </table:table-cell>
          <table:table-cell office:value-type="date" office:date-value="2013-02-20" calcext:value-type="date">
            <text:p>20/02/13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punti di interesse commerciale Val di Fiemme ???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dati.trentino.it/dataset/impianti-di-risalita-vivifiemme-2013</text:p>
          </table:table-cell>
          <table:table-cell office:value-type="date" office:date-value="2013-02-20" calcext:value-type="date">
            <text:p>20/02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impianti di risalita Val di Fiemme ???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dati.trentino.it/dataset/punti-di-interesse-pubblici-vivifiemme-2013</text:p>
          </table:table-cell>
          <table:table-cell office:value-type="date" office:date-value="2013-02-20" calcext:value-type="date">
            <text:p>20/02/13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punti di interesse pubblici (farmacie, ospedali, uffici postali, monumenti, biblioteche) Val di Fiemme ???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dati.trentino.it/dataset/punti-di-ristoro-vivifiemme-2013</text:p>
          </table:table-cell>
          <table:table-cell office:value-type="date" office:date-value="2013-02-20" calcext:value-type="date">
            <text:p>20/02/13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punti di ristoro Trento ????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dati.trentino.it/dataset/luoghi-e-punti-di-interesse-del-comune-di-borgo-chiese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punti di interesse del comune di Borgo Chiese (Trento) (farmacie, scuole, asili, parrocchie, palestre)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www.comune.mezzocorona.tn.it/Aree-tematiche/Open-Data/I-dataset-disponibili/Luoghi-e-punti-di-interesse-del-Comune-di-Mezzocorona</text:p>
          </table:table-cell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json/csv/geojson</text:p>
          </table:table-cell>
          <table:table-cell office:value-type="string" calcext:value-type="string">
            <text:p>punti di interesse del comune di Mezzocorona (Trento) (asili, scuole, funivie, ambulatori, campi da calcio, palazzi..)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www.comune.mezzocorona.tn.it/Aree-tematiche/Open-Data/I-dataset-disponibili/Esercizi-di-ristorazione-ristoranti-pizzerie-agriturismi-trattorie</text:p>
          </table:table-cell>
          <table:table-cell office:value-type="date" office:date-value="2015-04-15" calcext:value-type="date">
            <text:p>15/04/15</text:p>
          </table:table-cell>
          <table:table-cell office:value-type="string" calcext:value-type="string">
            <text:p>json/ccsv</text:p>
          </table:table-cell>
          <table:table-cell office:value-type="string" calcext:value-type="string">
            <text:p>punti di ristoro nel comune di Mezzocorona (Trento) (pizzerie, trattorie, agriturismi, ristoranti) ???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http://dati.trentino.it/dataset/osterie-tipiche-trentine/resource/997be2aa-d324-453e-9105-2a07aca2a77b</text:p>
          </table:table-cell>
          <table:table-cell table:style-name="ce43" office:value-type="date" office:date-value="2014-01-21" calcext:value-type="date">
            <text:p>21/01/14</text:p>
          </table:table-cell>
          <table:table-cell table:style-name="ce3" office:value-type="string" calcext:value-type="string">
            <text:p>xls</text:p>
          </table:table-cell>
          <table:table-cell table:style-name="ce3" office:value-type="string" calcext:value-type="string">
            <text:p>osterie tipiche della Provincia di Trento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://dati.trentino.it/dataset/botteghe-storiche-del-trentino</text:p>
          </table:table-cell>
          <table:table-cell table:style-name="ce43" office:value-type="date" office:date-value="2016-07-22" calcext:value-type="date">
            <text:p>22/07/16</text:p>
          </table:table-cell>
          <table:table-cell table:style-name="ce3" office:value-type="string" calcext:value-type="string">
            <text:p>csv</text:p>
          </table:table-cell>
          <table:table-cell table:style-name="ce3" office:value-type="string" calcext:value-type="string">
            <text:p>botteghe storiche della Provincia di Trento</text:p>
          </table:table-cell>
          <table:table-cell table:style-name="ce3" table:number-columns-repeated="1019"/>
        </table:table-row>
        <table:table-row table:style-name="ro2">
          <table:table-cell table:style-name="ce8" office:value-type="string" calcext:value-type="string">
            <text:p>nonwellformedo</text:p>
          </table:table-cell>
          <table:table-cell table:style-name="ce3" office:value-type="string" calcext:value-type="string">
            <text:p>http://dati.trentino.it/dataset/punti-di-interesse-del-trentino</text:p>
          </table:table-cell>
          <table:table-cell table:style-name="ce43" office:value-type="date" office:date-value="2014-04-04" calcext:value-type="date">
            <text:p>04/04/14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punti di interesse della Provincia di Trento (teatri, musei, ristoranti, parcheggi, banche, biblioteche, bar, pizzerie, negozi, parrucchierie..) </text:p>
          </table:table-cell>
          <table:table-cell table:style-name="ce3" table:number-columns-repeated="1019"/>
        </table:table-row>
        <table:table-row table:style-name="ro1">
          <table:table-cell table:style-name="ce6" office:value-type="string" calcext:value-type="string">
            <text:p>o</text:p>
          </table:table-cell>
          <table:table-cell table:style-name="ce3" office:value-type="string" calcext:value-type="string">
            <text:p>http://dati.trentino.it/dataset/anagrafica-biblioteche</text:p>
          </table:table-cell>
          <table:table-cell table:style-name="ce43" office:value-type="date" office:date-value="2014-06-18" calcext:value-type="date">
            <text:p>18/06/14</text:p>
          </table:table-cell>
          <table:table-cell table:style-name="ce3" office:value-type="string" calcext:value-type="string">
            <text:p>xml</text:p>
          </table:table-cell>
          <table:table-cell table:style-name="ce3" office:value-type="string" calcext:value-type="string">
            <text:p>biblioteche della Provincia di Trento</text:p>
          </table:table-cell>
          <table:table-cell table:style-name="ce3" table:number-columns-repeated="1019"/>
        </table:table-row>
        <table:table-row table:style-name="ro3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http://www.datiopen.it/it/opendata/Trentino_Alto_Adige_Siti_di_interesse_archeologico</text:p>
          </table:table-cell>
          <table:table-cell table:style-name="ce43" office:value-type="date" office:date-value="2013-04-03" calcext:value-type="date">
            <text:p>03/04/13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siti di interesse archeologico della Provincia di Trento</text:p>
          </table:table-cell>
          <table:table-cell table:style-name="ce3" table:number-columns-repeated="3"/>
          <table:table-cell table:style-name="ce2" office:value-type="string" calcext:value-type="string">
            <text:p>Xls non disp formati diversi</text:p>
          </table:table-cell>
          <table:table-cell table:style-name="ce3" table:number-columns-repeated="1015"/>
        </table:table-row>
        <table:table-row table:style-name="ro3">
          <table:table-cell table:style-name="ce8" office:value-type="string" calcext:value-type="string">
            <text:p>o</text:p>
          </table:table-cell>
          <table:table-cell table:style-name="ce3" office:value-type="string" calcext:value-type="string">
            <text:p>http://www.datiopen.it/it/opendata/Trentino_Alto_Adige_Beni_architettonici_ed_artistici</text:p>
          </table:table-cell>
          <table:table-cell table:style-name="ce43" office:value-type="date" office:date-value="2013-04-03" calcext:value-type="date">
            <text:p>03/04/13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beni architettonici e artistici della Provincia di Trento (beni religiosi, manufatti insediativi)</text:p>
          </table:table-cell>
          <table:table-cell table:style-name="ce3" table:number-columns-repeated="5"/>
          <table:table-cell table:style-name="ce2" office:value-type="string" calcext:value-type="string">
            <text:p>Xls non dispformati diversi PDF</text:p>
          </table:table-cell>
          <table:table-cell table:style-name="ce3" table:number-columns-repeated="1013"/>
        </table:table-row>
        <table:table-row table:style-name="ro1">
          <table:table-cell table:style-name="ce4"/>
          <table:table-cell office:value-type="string" calcext:value-type="string">
            <text:p>http://www.datiopen.it/it/opendata/Trentino_Alto_Adige_Beni_ambientali</text:p>
          </table:table-cell>
          <table:table-cell office:value-type="date" office:date-value="2013-04-03" calcext:value-type="date">
            <text:p>03/04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beni ambientali della Provincia di Trento (chiese, laghi, monumenti, giardini, ponti..) ???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www.datiopen.it/it/opendata/Trentino_Alto_Adige_Piste_da_sci</text:p>
          </table:table-cell>
          <table:table-cell office:value-type="date" office:date-value="2013-04-03" calcext:value-type="date">
            <text:p>03/04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piste da sci della Provincia di Trento</text:p>
          </table:table-cell>
          <table:table-cell table:number-columns-repeated="1019"/>
        </table:table-row>
        <table:table-row table:style-name="ro3">
          <table:table-cell table:style-name="ce13" office:value-type="string" calcext:value-type="string">
            <text:p>o</text:p>
          </table:table-cell>
          <table:table-cell table:style-name="ce24" office:value-type="string" calcext:value-type="string">
            <text:p>http://www.datiopen.it/it/opendata/Trentino_Alto_Adige_Centri_commerciali_di_attrazione_sovracomunale</text:p>
          </table:table-cell>
          <table:table-cell table:style-name="ce47" office:value-type="date" office:date-value="2013-04-03" calcext:value-type="date">
            <text:p>03/04/13</text:p>
          </table:table-cell>
          <table:table-cell table:style-name="ce24" office:value-type="string" calcext:value-type="string">
            <text:p>json/csv</text:p>
          </table:table-cell>
          <table:table-cell table:style-name="ce24" office:value-type="string" calcext:value-type="string">
            <text:p>centri commerciali di attrazione sovracomunale della Provincia di Trento</text:p>
          </table:table-cell>
          <table:table-cell table:style-name="ce24" table:number-columns-repeated="4"/>
          <table:table-cell table:style-name="ce11" office:value-type="string" calcext:value-type="string">
            <text:p><text:s/>xls non disp</text:p>
          </table:table-cell>
          <table:table-cell table:style-name="ce24" table:number-columns-repeated="1014"/>
        </table:table-row>
        <table:table-row table:style-name="ro2">
          <table:table-cell table:style-name="ce2" office:value-type="string" calcext:value-type="string">
            <text:p>Umbria</text:p>
          </table:table-cell>
          <table:table-cell table:style-name="ce3" office:value-type="string" calcext:value-type="string">
            <text:p><text:a xlink:href="http://dati.umbria.it/dataset/turismo-attrattori" xlink:type="simple">http://dati.umbria.it/dataset/turismo-attrattori</text:a></text:p>
          </table:table-cell>
          <table:table-cell table:style-name="ce43" office:value-type="date" office:date-value="2016-10-03" calcext:value-type="date">
            <text:p>03/10/16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maggiori attrattori turistici (luoghi della cultura, luoghi della fede, parchi naturalistici…)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27" office:value-type="string" calcext:value-type="string">
            <text:p>http://dati.umbria.it/dataset/turismo-iat</text:p>
          </table:table-cell>
          <table:table-cell table:style-name="ce43" office:value-type="date" office:date-value="2016-09-07" calcext:value-type="date">
            <text:p>07/09/16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uffici IAT (Informazione e Accoglienza Turistica)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http://dati.umbria.it/dataset/biblioteche-comunali-ragazzi</text:p>
          </table:table-cell>
          <table:table-cell table:style-name="ce43" office:value-type="date" office:date-value="2016-05-03" calcext:value-type="date">
            <text:p>03/05/16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biblioteche comunali con sezione Ragazzi ???</text:p>
          </table:table-cell>
          <table:table-cell table:style-name="ce3" table:number-columns-repeated="1019"/>
        </table:table-row>
        <table:table-row table:style-name="ro2">
          <table:table-cell table:style-name="ce2"/>
          <table:table-cell table:style-name="ce3" office:value-type="string" calcext:value-type="string">
            <text:p><text:a xlink:href="http://dati.umbria.it/dataset/biblioteche-nati-per-leggere" xlink:type="simple">http://dati.umbria.it/dataset/biblioteche-nati-per-leggere</text:a></text:p>
          </table:table-cell>
          <table:table-cell table:style-name="ce43" office:value-type="date" office:date-value="2014-11-13" calcext:value-type="date">
            <text:p>13/11/14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biblioteche con sezione “Nati per leggere”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://dati.umbria.it/dataset/elenco-biblioteche-umbre-sbn</text:p>
          </table:table-cell>
          <table:table-cell table:style-name="ce43" office:value-type="string" calcext:value-type="string">
            <text:p>23-17/09/14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biblioteche SBN (Sistema Bibliotecario Nazionale)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://dati.umbria.it/dataset/biblioteche-comunali</text:p>
          </table:table-cell>
          <table:table-cell table:style-name="ce43" office:value-type="date" office:date-value="2016-01-19" calcext:value-type="date">
            <text:p>19/01/16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tutte le biblioteche comunali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://dati.umbria.it/dataset/musei-e-luoghi-della-cultura</text:p>
          </table:table-cell>
          <table:table-cell table:style-name="ce43" office:value-type="date" office:date-value="2016-02-16" calcext:value-type="date">
            <text:p>16/02/16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musei e luoghi della cultura (musei, siti archeologici, ville, giardini, teatri storici…)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://dati.umbria.it/dataset/musei-che-hanno-stoffa</text:p>
          </table:table-cell>
          <table:table-cell table:style-name="ce43" office:value-type="date" office:date-value="2015-07-20" calcext:value-type="date">
            <text:p>20/07/15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musei che hanno nelle loro collezioni costumi, paramenti sacri, ricami, pizzi merletti, accessori e manufatti tessili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://dati.umbria.it/dataset/ecomusei</text:p>
          </table:table-cell>
          <table:table-cell table:style-name="ce43" office:value-type="date" office:date-value="2015-06-03" calcext:value-type="date">
            <text:p>03/06/15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ecomusei</text:p>
          </table:table-cell>
          <table:table-cell table:style-name="ce3"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dati.umbria.it/dataset/impianti-sportivi</text:p>
          </table:table-cell>
          <table:table-cell office:value-type="date" office:date-value="2015-05-27" calcext:value-type="date">
            <text:p>27/05/15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impianti sportivi di proprietà pubblica???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http://dati.umbria.it/dataset/strutture-termali-della-regione-umbria</text:p>
          </table:table-cell>
          <table:table-cell table:style-name="ce43" office:value-type="date" office:date-value="2015-01-08" calcext:value-type="date">
            <text:p>08/01/15</text:p>
          </table:table-cell>
          <table:table-cell table:style-name="ce3" office:value-type="string" calcext:value-type="string">
            <text:p>json/csv</text:p>
          </table:table-cell>
          <table:table-cell table:style-name="ce3" office:value-type="string" calcext:value-type="string">
            <text:p>strutture termali</text:p>
          </table:table-cell>
          <table:table-cell table:style-name="ce3" table:number-columns-repeated="1019"/>
        </table:table-row>
        <table:table-row table:style-name="ro1">
          <table:table-cell table:style-name="ce4"/>
          <table:table-cell office:value-type="string" calcext:value-type="string">
            <text:p>http://dati.umbria.it/dataset/strutture-regionali-sanitarie-pubbliche</text:p>
          </table:table-cell>
          <table:table-cell office:value-type="date" office:date-value="2014-11-28" calcext:value-type="date">
            <text:p>28/11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trutture sanitarie pubbliche e private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28" office:value-type="string" calcext:value-type="string">
            <text:p>CERCARE ALBERI MONUMENTALI E ATTIVITÀ COMMERCIALI SU DATI.GOV.IT</text:p>
          </table:table-cell>
          <table:table-cell table:style-name="ce48"/>
          <table:table-cell table:style-name="ce28" table:number-columns-repeated="1021"/>
        </table:table-row>
        <table:table-row table:style-name="ro2">
          <table:table-cell table:style-name="ce1" office:value-type="string" calcext:value-type="string">
            <text:p>Valle D’Aosta</text:p>
          </table:table-cell>
          <table:table-cell table:style-name="ce29" office:value-type="string" calcext:value-type="string">
            <text:p><text:a xlink:href="http://www.regione.vda/" xlink:type="simple">http://www.regione.vda</text:a>.it/statistica/Opendata/Opendataregione/opend_categoria_i.asp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trutture sanitarie, socio-sanitarie, socio-educative, assistenziali</text:p>
          </table:table-cell>
          <table:table-cell table:number-columns-repeated="4"/>
          <table:table-cell table:style-name="Default" table:number-columns-repeated="1015"/>
        </table:table-row>
        <table:table-row table:style-name="ro1">
          <table:table-cell table:style-name="ce1"/>
          <table:table-cell table:style-name="ce30" office:value-type="string" calcext:value-type="string">
            <text:p>arcgis</text:p>
          </table:table-cell>
          <table:table-cell table:style-name="ce49"/>
          <table:table-cell table:style-name="Default" table:number-columns-repeated="1021"/>
        </table:table-row>
        <table:table-row table:style-name="ro2">
          <table:table-cell table:style-name="ce15" office:value-type="string" calcext:value-type="string">
            <text:p>Veneto</text:p>
          </table:table-cell>
          <table:table-cell table:style-name="ce21" office:value-type="string" calcext:value-type="string">
            <text:p><text:a xlink:href="http://dati.veneto.it/dataset/sale-cinematografiche" xlink:type="simple">http://dati.veneto.it/dataset/sale-cinematografiche</text:a>-del-veneto-2012/resource/aa203022-e420-4faa-8c33-cabebf4588af</text:p>
          </table:table-cell>
          <table:table-cell table:style-name="ce46" office:value-type="date" office:date-value="2014-01-16" calcext:value-type="date">
            <text:p>16/01/14</text:p>
          </table:table-cell>
          <table:table-cell table:style-name="ce21" office:value-type="string" calcext:value-type="string">
            <text:p>xls</text:p>
          </table:table-cell>
          <table:table-cell table:style-name="ce21" office:value-type="string" calcext:value-type="string">
            <text:p>sale cinematografiche (cinema, sale all’aperto..)</text:p>
          </table:table-cell>
          <table:table-cell table:style-name="ce21" table:number-columns-repeated="3"/>
          <table:table-cell table:style-name="ce9" office:value-type="string" calcext:value-type="string">
            <text:p>o</text:p>
          </table:table-cell>
          <table:table-cell table:style-name="ce21" table:number-columns-repeated="1015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21" office:value-type="string" calcext:value-type="string">
            <text:p>http://dati.veneto.it/dataset/spazi-teatrali-del-veneto/resource/82c990ce-bd26-4b21-9c79-78ecedcffbe7</text:p>
          </table:table-cell>
          <table:table-cell table:style-name="ce43" office:value-type="date" office:date-value="2014-04-14" calcext:value-type="date">
            <text:p>14/04/14</text:p>
          </table:table-cell>
          <table:table-cell table:style-name="ce3" office:value-type="string" calcext:value-type="string">
            <text:p>xls</text:p>
          </table:table-cell>
          <table:table-cell table:style-name="ce3" office:value-type="string" calcext:value-type="string">
            <text:p>spazi teatrali (teatri, sale polivalenti, auditorium, cinema-teatri…)</text:p>
          </table:table-cell>
          <table:table-cell table:style-name="ce3" table:number-columns-repeated="1019"/>
        </table:table-row>
        <table:table-row table:style-name="ro5">
          <table:table-cell table:style-name="ce4"/>
          <table:table-cell table:style-name="ce29" office:value-type="string" calcext:value-type="string">
            <text:p>http://www.datiopen.it/it/opendata/Regione_Veneto_Ville_Venete_provincia_di_Vicenza</text:p>
          </table:table-cell>
          <table:table-cell table:style-name="ce50" office:value-type="string" calcext:value-type="string">
            <text:p><text:s text:c="7"/>29/04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ville venete Provincia Vicenza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29" office:value-type="string" calcext:value-type="string">
            <text:p>http://www.datiopen.it/it/opendata/Regione_Veneto_Ville_Venete_provincia_di_Verona</text:p>
          </table:table-cell>
          <table:table-cell table:style-name="ce50" office:value-type="string" calcext:value-type="string">
            <text:p><text:s text:c="7"/>29/04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ville venete Provincia Verona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29" office:value-type="string" calcext:value-type="string">
            <text:p>http://www.datiopen.it/it/opendata/Regione_Veneto_Ville_Venete_provincia_di_Venezia</text:p>
          </table:table-cell>
          <table:table-cell table:style-name="ce50" office:value-type="string" calcext:value-type="string">
            <text:p><text:s text:c="7"/>29/04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ville venete Provincia Venezia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29" office:value-type="string" calcext:value-type="string">
            <text:p>http://www.datiopen.it/it/opendata/Regione_Veneto_Ville_Venete_provincia_di_Treviso</text:p>
          </table:table-cell>
          <table:table-cell table:style-name="ce50" office:value-type="string" calcext:value-type="string">
            <text:p><text:s text:c="7"/>29/04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ville venete Provincia Treviso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29" office:value-type="string" calcext:value-type="string">
            <text:p>http://www.datiopen.it/it/opendata/Regione_Veneto_Ville_Venete_provincia_di_Padova</text:p>
          </table:table-cell>
          <table:table-cell table:style-name="ce50" office:value-type="string" calcext:value-type="string">
            <text:p><text:s text:c="7"/>29/04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ville venete Provincia Padova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29" office:value-type="string" calcext:value-type="string">
            <text:p>http://www.datiopen.it/it/opendata/Regione_Veneto_Ville_Venete_provincia_di_Rovigo</text:p>
          </table:table-cell>
          <table:table-cell table:style-name="ce50" office:value-type="string" calcext:value-type="string">
            <text:p><text:s text:c="7"/>29/04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ville venete Provincia Rovigo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29" office:value-type="string" calcext:value-type="string">
            <text:p>http://www.datiopen.it/it/opendata/Regione_Veneto_Ville_Venete_provincia_di_Belluno</text:p>
          </table:table-cell>
          <table:table-cell table:style-name="ce50" office:value-type="string" calcext:value-type="string">
            <text:p><text:s text:c="7"/>29/04/13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ville venete Provincia Bellu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9" office:value-type="string" calcext:value-type="string">
            <text:p>http://dati.veneto.it/dataset/provincia-di-verona-impianti-a-fune-e-piste-da-sci/resource/7b211920-1c3e-4e79-a6b7-8ad0676a6e17</text:p>
          </table:table-cell>
          <table:table-cell office:value-type="date" office:date-value="2013-11-07" calcext:value-type="date">
            <text:p>07/11/13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iste da sci Provincia Verona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9" office:value-type="string" calcext:value-type="string">
            <text:p>http://www.datiopen.it/it/opendata/Regione_Veneto_Stazioni_del_Sistema_Ferroviario_Metropolitano</text:p>
          </table:table-cell>
          <table:table-cell office:value-type="date" office:date-value="2007-01-02" calcext:value-type="date">
            <text:p>02/01/07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tazioni ferroviari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9" office:value-type="string" calcext:value-type="string">
            <text:p>http://dati.veneto.it/dataset/geoportale-provincia-di-vicenza/resource/e17cf3b4-af72-4ba5-86b8-d2f94b6aa057</text:p>
          </table:table-cell>
          <table:table-cell office:value-type="date" office:date-value="2016-02-03" calcext:value-type="date">
            <text:p>03/02/16</text:p>
          </table:table-cell>
          <table:table-cell/>
          <table:table-cell office:value-type="string" calcext:value-type="string">
            <text:p>geoportale della Provincia di Vincenza dal quale forse poter estrarre informazioni su punti di interesse culturali, naturalistici, stori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.salute.gov.it/dati/dettaglioDataset.jsp?menu=dati&amp;idPag=5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farmacie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.salute.gov.it/dati/dettaglioDataset.jsp?menu=dati&amp;idPag=7</text:p>
          </table:table-cell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arafarmacie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gli_ospedali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ospedali territorio nazionale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ITALIA</text:p>
          </table:table-cell>
          <table:table-cell table:style-name="Default" office:value-type="string" calcext:value-type="string">
            <text:p><text:a xlink:href="http://www.datiopen.it/" xlink:type="simple">http://www.datiopen.it</text:a>/it/opendata/Mappa_dei_musei_in_Italia</text:p>
          </table:table-cell>
          <table:table-cell table:style-name="ce33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</text:p>
          </table:table-cell>
          <table:table-cell table:style-name="Default" office:value-type="string" calcext:value-type="string">
            <text:p>musei territorio nazionale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monumenti_in_Italia</text:p>
          </table:table-cell>
          <table:table-cell table:style-name="ce33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monumenti e sacrari territorio nazionale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panifici_pasteccerie_e_forni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panifici, pasticcerie, forni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lle_lavaderie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lavanderie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lle_piscine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piscine territorio nazionale 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lle_tabaccherie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tabaccherie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negozi_di_ottica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negozi di ottica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negozi_di_strumenti_musicali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negozi di strumenti musicali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lle_gioiellerie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gioiellerie territorio nazionale ???</text:p>
          </table:table-cell>
          <table:table-cell/>
          <table:table-cell office:value-type="string" calcext:value-type="string">
            <text:p>??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negozi_di_acconciatura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negozi di acconciatura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negozi_di_arredamento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negozi di arredamento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negozi_fai_da_te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negozi per il fai da te territorio nazional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sevizi_per_l_estetica_in_Italia</text:p>
          </table:table-cell>
          <table:table-cell table:style-name="ce33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sevizi per l’estetica territorio nazionale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servizi_per_elettronica_ed_elettricit_in_Italia</text:p>
          </table:table-cell>
          <table:table-cell table:style-name="ce34"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ervizi per l’elettronica e l’elettricità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vivai_e_servizi_per_il_verde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vivai e servizi per il verde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fiora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fiorai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servizi_per_l_acqua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ervizi per l’acqua (acquedotti, pozzi, torri idriche cisterna…)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negozi_di_calzature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negozi di calzature territorio nazionale???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lle_librerie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librerie territorio nazionale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negozi_di_frutta_e_verdura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negozi di frutta e verdura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negozi_di_abbigliamento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negozi di abbigliamento territorio nazionale ???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ITALIA</text:p>
          </table:table-cell>
          <table:table-cell table:style-name="ce31" office:value-type="string" calcext:value-type="string">
            <text:p>http://www.datiopen.it/it/opendata/Mappa_delle_gelaterie_in_Italia</text:p>
          </table:table-cell>
          <table:table-cell table:style-name="ce51" office:value-type="date" office:date-value="2016-02-23" calcext:value-type="date">
            <text:p>23/02/16</text:p>
          </table:table-cell>
          <table:table-cell table:style-name="ce31" office:value-type="string" calcext:value-type="string">
            <text:p>json/csv</text:p>
          </table:table-cell>
          <table:table-cell table:style-name="ce31" office:value-type="string" calcext:value-type="string">
            <text:p>gelaterie territorio nazionale</text:p>
          </table:table-cell>
          <table:table-cell table:style-name="ce31"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supermarket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upermarket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distributori_di_carburante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distributori di carbura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servizi_per_autoveicol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ervizi per autoveicoli (concessionarie, officine, autolavaggi, servizi per camper..,) territorio nazional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barbecue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barbecue territorio nazionale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lle_pizzerie_rosticcerie_fast_food_kebab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ervizi di ristorazione (pizzerie, rosticcerie, fast food, kebab…) territorio nazionale ??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ALIA</text:p>
          </table:table-cell>
          <table:table-cell office:value-type="string" calcext:value-type="string">
            <text:p><text:a xlink:href="http://www.datiopen/" xlink:type="simple">http://www.datiopen</text:a>.it/it/opendata/Mappa_dei_ristorant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esercizi di ristorazione (ristoranti) territorio nazionale ???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bar_e_caff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bar e caffè territorio nazionale</text:p>
          </table:table-cell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pub_circoli_locali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pub, circoli, locali territorio nazionale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lle_aree_picnic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aree picnic territorio nazionale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gli_accessi_alla_metropolitana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accessi alla metropolitana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lle_stazioni_ferroviarie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tazioni ferroviarie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lle_stazioni_di_autobus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tazioni autobus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parchegg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parcheggi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sportelli_prelievo_automatico_denaro_ATM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portelli prelievo automatico (ATM)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lle_banche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banche territorio nazional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uffici_informazione_turistica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uffici informazione turistica territorio nazionale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uffici_postal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uffici postali in Ital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Uffici_di_Polizia_Questure_e_Commissariat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questure, commissariati, uffici di polizia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servizi_igienic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servizi igienici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far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fari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lle_baite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baite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chalet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chalet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rifug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rifugi territorio nazionale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ITALIA</text:p>
          </table:table-cell>
          <table:table-cell table:style-name="ce31" office:value-type="string" calcext:value-type="string">
            <text:p>http://www.datiopen.it/it/opendata/Mappa_delle_fontane_in_Italia</text:p>
          </table:table-cell>
          <table:table-cell table:style-name="ce51" office:value-type="date" office:date-value="2016-02-23" calcext:value-type="date">
            <text:p>23/02/16</text:p>
          </table:table-cell>
          <table:table-cell table:style-name="ce31" office:value-type="string" calcext:value-type="string">
            <text:p>json/csv</text:p>
          </table:table-cell>
          <table:table-cell table:style-name="ce31" office:value-type="string" calcext:value-type="string">
            <text:p>fontane territorio nazionale</text:p>
          </table:table-cell>
          <table:table-cell table:style-name="ce31" table:number-columns-repeated="1019"/>
        </table:table-row>
        <table:table-row table:style-name="ro2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<text:a xlink:href="http://www.datiopen.it/it/opendata/Mappa_delle_attrazioni_turistiche_in_Italia" xlink:type="simple">http://www.datiopen.it/it/opendata/Mappa_delle_attrazioni_turistiche_in_Italia</text:a>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attrazioni turistiche territorio nazionale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punti_panoramici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punti panoramici/belvedere territorio nazionale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cinema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cinema territorio nazionale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teatri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teatri territorio nazionale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servizi_per_l_arte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servizi per l’arte (centri d’arte, opere d’arte..) territorio nazionale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http://www.datiopen.it/it/opendata/Mappa_dei_castelli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castelli territorio nazionale</text:p>
          </table:table-cell>
          <table:table-cell table:style-name="Default" table:number-columns-repeated="1019"/>
        </table:table-row>
        <table:table-row table:style-name="ro2">
          <table:table-cell table:style-name="ce1" office:value-type="string" calcext:value-type="string">
            <text:p>ITALIA</text:p>
          </table:table-cell>
          <table:table-cell table:style-name="Default" office:value-type="string" calcext:value-type="string">
            <text:p><text:a xlink:href="http://www.datiopen.it/it/opendata" xlink:type="simple">http://www.datiopen.it/it/opendata</text:a>/Mappa_dei_siti_archeologici_in_Italia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Default" office:value-type="string" calcext:value-type="string">
            <text:p>json/csv</text:p>
          </table:table-cell>
          <table:table-cell table:style-name="Default" office:value-type="string" calcext:value-type="string">
            <text:p>siti archeologici territorio nazionale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gli_hotel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hotel territorio naziona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ALIA</text:p>
          </table:table-cell>
          <table:table-cell office:value-type="string" calcext:value-type="string">
            <text:p><text:a xlink:href="http://www.datiopen.it/it/opendata/Mappa_degli_ostelli_in_Italia" xlink:type="simple">http://www.datiopen.it/it/opendata/Mappa_degli_ostelli_in_Italia</text:a>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ostelli territorio nazion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http://www.datiopen.it/it/opendata/Mappa_dei_campeggi_in_Italia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json/csv</text:p>
          </table:table-cell>
          <table:table-cell office:value-type="string" calcext:value-type="string">
            <text:p>campeggi territorio nazional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6:04:11.90763399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5:53:51.999520629</meta:creation-date>
    <dc:date>2017-06-22T19:20:51.698004833</dc:date>
    <meta:editing-duration>P6DT18H42M53S</meta:editing-duration>
    <meta:editing-cycles>160</meta:editing-cycles>
    <meta:generator>LibreOffice/5.1.6.2$Linux_X86_64 LibreOffice_project/10m0$Build-2</meta:generator>
    <meta:document-statistic meta:table-count="1" meta:cell-count="1011" meta:object-count="0"/>
  </office:meta>
</office:document-meta>
</file>